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alibri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alibri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text:style-name="WW_CharLFO10LVL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bullet text:level="2" text:style-name="WW_CharLFO10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style:style style:name="P1" style:parent-style-name="Standard" style:master-page-name="MPF0" style:family="paragraph">
      <style:paragraph-properties fo:break-before="page"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4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5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6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7" style:parent-style-name="Standard" style:family="paragraph">
      <style:paragraph-properties fo:text-align="center"/>
      <style:text-properties fo:font-weight="bold" style:font-weight-asian="bold" style:font-size-complex="14pt" style:language-asian="ru" style:country-asian="RU" style:language-complex="ar" style:country-complex="SA"/>
    </style:style>
    <style:style style:name="P8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9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0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1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2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3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4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5" style:parent-style-name="Обычный" style:family="paragraph">
      <style:paragraph-properties fo:text-align="center" fo:line-height="150%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6" style:parent-style-name="Обычный" style:family="paragraph">
      <style:paragraph-properties fo:text-align="center" fo:line-height="150%"/>
    </style:style>
    <style:style style:name="T17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18" style:parent-style-name="Основнойшрифтабзаца" style:family="text">
      <style:text-properties fo:font-weight="bold" style:font-weight-asian="bold" style:font-weight-complex="bold" fo:color="#FF0000" fo:font-size="14pt" style:font-size-asian="14pt" style:font-size-complex="14pt"/>
    </style:style>
    <style:style style:name="T19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20" style:parent-style-name="Обычный" style:family="paragraph">
      <style:paragraph-properties fo:text-align="center" fo:line-height="150%"/>
    </style:style>
    <style:style style:name="T21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2" style:parent-style-name="Основнойшрифтабзаца" style:family="text">
      <style:text-properties fo:font-weight="bold" style:font-weight-asian="bold" fo:color="#000000" fo:font-size="14pt" style:font-size-asian="14pt" style:font-size-complex="14pt"/>
    </style:style>
    <style:style style:name="P23" style:parent-style-name="Обычный" style:family="paragraph">
      <style:paragraph-properties fo:text-align="center" fo:line-height="150%"/>
    </style:style>
    <style:style style:name="T24" style:parent-style-name="Названиекниги" style:family="text">
      <style:text-properties style:font-name="Times New Roman" style:font-name-complex="Times New Roman" fo:font-variant="normal" fo:font-size="14pt" style:font-size-asian="14pt" style:font-size-complex="14pt"/>
    </style:style>
    <style:style style:name="P25" style:parent-style-name="Standard" style:family="paragraph">
      <style:paragraph-properties fo:text-align="center"/>
    </style:style>
    <style:style style:name="P26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7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8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9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30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31" style:parent-style-name="Standard" style:family="paragraph">
      <style:paragraph-properties fo:text-align="center" fo:text-indent="0in"/>
      <style:text-properties style:font-size-complex="14pt" style:language-asian="ru" style:country-asian="RU" style:language-complex="ar" style:country-complex="SA"/>
    </style:style>
    <style:style style:name="P32" style:parent-style-name="Standard" style:family="paragraph">
      <style:paragraph-properties fo:text-align="center" fo:text-indent="0in"/>
      <style:text-properties style:font-size-complex="14pt" style:language-asian="ru" style:country-asian="RU" style:language-complex="ar" style:country-complex="SA"/>
    </style:style>
    <style:style style:name="TableColumn34" style:family="table-column">
      <style:table-column-properties style:column-width="3.0187in" style:use-optimal-column-width="false"/>
    </style:style>
    <style:style style:name="TableColumn35" style:family="table-column">
      <style:table-column-properties style:column-width="1.8118in" style:use-optimal-column-width="false"/>
    </style:style>
    <style:style style:name="TableColumn36" style:family="table-column">
      <style:table-column-properties style:column-width="2.0125in" style:use-optimal-column-width="false"/>
    </style:style>
    <style:style style:name="Table33" style:family="table">
      <style:table-properties style:width="6.843in" fo:margin-left="0in" table:align="center"/>
    </style:style>
    <style:style style:name="TableRow37" style:family="table-row">
      <style:table-row-properties style:min-row-height="0.4263in" style:use-optimal-row-height="false"/>
    </style:style>
    <style:style style:name="TableCell38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39" style:parent-style-name="Standard" style:family="paragraph">
      <style:paragraph-properties fo:text-indent="0in"/>
    </style:style>
    <style:style style:name="T40" style:parent-style-name="Основнойшрифтабзаца" style:family="text">
      <style:text-properties style:font-size-complex="14pt"/>
    </style:style>
    <style:style style:name="TableCell41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2" style:parent-style-name="Standard" style:family="paragraph">
      <style:paragraph-properties fo:text-indent="0in"/>
      <style:text-properties style:font-size-complex="14pt"/>
    </style:style>
    <style:style style:name="TableCell43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4" style:parent-style-name="Standard" style:family="paragraph">
      <style:paragraph-properties fo:text-align="center" fo:text-indent="0in"/>
      <style:text-properties style:font-size-complex="14pt"/>
    </style:style>
    <style:style style:name="TableRow45" style:family="table-row">
      <style:table-row-properties style:min-row-height="0.4263in" style:use-optimal-row-height="false"/>
    </style:style>
    <style:style style:name="TableCell46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7" style:parent-style-name="Standard" style:family="paragraph">
      <style:paragraph-properties fo:text-indent="0in"/>
      <style:text-properties style:font-size-complex="14pt"/>
    </style:style>
    <style:style style:name="TableCell4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9" style:parent-style-name="Standard" style:family="paragraph">
      <style:paragraph-properties fo:text-indent="0in"/>
      <style:text-properties style:font-size-complex="14pt"/>
    </style:style>
    <style:style style:name="TableCell50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51" style:parent-style-name="Standard" style:family="paragraph">
      <style:paragraph-properties fo:text-align="center" fo:text-indent="0in"/>
    </style:style>
    <style:style style:name="T52" style:parent-style-name="Основнойшрифтабзаца" style:family="text">
      <style:text-properties style:font-size-complex="14pt"/>
    </style:style>
    <style:style style:name="P53" style:parent-style-name="Standard" style:family="paragraph">
      <style:paragraph-properties fo:text-align="center" fo:text-indent="0in"/>
      <style:text-properties style:font-weight-complex="bold" style:font-size-complex="14pt" style:language-asian="ru" style:country-asian="RU" style:language-complex="ar" style:country-complex="SA"/>
    </style:style>
    <style:style style:name="P54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5" style:parent-style-name="Standard" style:family="paragraph">
      <style:paragraph-properties fo:text-align="center"/>
    </style:style>
    <style:style style:name="T56" style:parent-style-name="Основнойшрифтабзаца" style:family="text">
      <style:text-properties style:font-weight-complex="bold" style:font-size-complex="14pt" style:language-asian="ru" style:country-asian="RU" style:language-complex="ar" style:country-complex="SA"/>
    </style:style>
    <style:style style:name="P57" style:parent-style-name="Заголовок2" style:family="paragraph">
      <style:paragraph-properties fo:break-before="page"/>
    </style:style>
    <style:style style:name="P58" style:parent-style-name="Textbody" style:family="paragraph">
      <style:paragraph-properties fo:margin-left="0.0625in" fo:text-indent="0.4298in">
        <style:tab-stops/>
      </style:paragraph-properties>
    </style:style>
    <style:style style:name="P59" style:parent-style-name="Textbody" style:family="paragraph">
      <style:paragraph-properties style:vertical-align="auto"/>
      <style:text-properties fo:hyphenate="true"/>
    </style:style>
    <style:style style:name="T60" style:parent-style-name="Основнойшрифтабзаца" style:family="text">
      <style:text-properties fo:font-weight="bold" style:font-weight-asian="bold" style:font-weight-complex="bold"/>
    </style:style>
    <style:style style:name="P61" style:parent-style-name="Textbody" style:family="paragraph">
      <style:paragraph-properties style:vertical-align="auto"/>
      <style:text-properties fo:hyphenate="true"/>
    </style:style>
    <style:style style:name="T62" style:parent-style-name="Основнойшрифтабзаца" style:family="text">
      <style:text-properties fo:font-weight="bold" style:font-weight-asian="bold" style:font-weight-complex="bold"/>
    </style:style>
    <style:style style:name="P63" style:parent-style-name="Textbody" style:family="paragraph">
      <style:paragraph-properties style:vertical-align="auto"/>
      <style:text-properties fo:hyphenate="true"/>
    </style:style>
    <style:style style:name="P64" style:parent-style-name="Обычный" style:family="paragraph">
      <style:paragraph-properties style:vertical-align="auto" fo:line-height="150%" fo:text-indent="0.4916in"/>
      <style:text-properties fo:hyphenate="true"/>
    </style:style>
    <style:style style:name="T6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66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67" style:parent-style-name="Абзацсписка" style:family="paragraph">
      <style:paragraph-properties style:vertical-align="auto" fo:line-height="150%"/>
      <style:text-properties style:font-name="Times New Roman" style:font-name-complex="Times New Roman" fo:color="#000000" fo:font-size="14pt" style:font-size-asian="14pt" style:font-size-complex="14pt" fo:hyphenate="true"/>
    </style:style>
    <style:style style:name="P68" style:parent-style-name="Абзацсписка" style:family="paragraph">
      <style:paragraph-properties style:vertical-align="auto" fo:line-height="150%" fo:margin-left="0.9375in" fo:text-indent="-0.1875in">
        <style:tab-stops/>
      </style:paragraph-properties>
      <style:text-properties style:font-name="Times New Roman" style:font-name-complex="Times New Roman" fo:color="#000000" fo:font-size="14pt" style:font-size-asian="14pt" style:font-size-complex="14pt" fo:hyphenate="true"/>
    </style:style>
    <style:style style:name="P69" style:parent-style-name="Абзацсписка" style:family="paragraph">
      <style:paragraph-properties style:vertical-align="auto" fo:line-height="150%" fo:margin-left="0.9375in" fo:text-indent="-0.1875in">
        <style:tab-stops/>
      </style:paragraph-properties>
      <style:text-properties style:font-name="Times New Roman" style:font-name-complex="Times New Roman" fo:color="#000000" fo:font-size="14pt" style:font-size-asian="14pt" style:font-size-complex="14pt" fo:hyphenate="true"/>
    </style:style>
    <style:style style:name="P70" style:parent-style-name="Абзацсписка" style:family="paragraph">
      <style:paragraph-properties style:vertical-align="auto" fo:line-height="150%"/>
      <style:text-properties style:font-name="Times New Roman" style:font-name-complex="Times New Roman" fo:color="#000000" fo:font-size="14pt" style:font-size-asian="14pt" style:font-size-complex="14pt" fo:hyphenate="true"/>
    </style:style>
    <style:style style:name="P71" style:parent-style-name="Обычный" style:family="paragraph">
      <style:paragraph-properties style:vertical-align="auto" fo:line-height="150%" fo:text-indent="0.4916in"/>
      <style:text-properties style:font-name="Times New Roman" style:font-name-complex="Times New Roman" fo:color="#000000" fo:font-size="14pt" style:font-size-asian="14pt" style:font-size-complex="14pt" fo:hyphenate="true"/>
    </style:style>
    <style:style style:name="P72" style:parent-style-name="Textbody" style:family="paragraph">
      <style:paragraph-properties fo:text-indent="0.4916in"/>
    </style:style>
    <style:style style:name="P73" style:parent-style-name="Textbody" style:family="paragraph"/>
    <style:style style:name="P74" style:parent-style-name="Textbody" style:family="paragraph">
      <style:paragraph-properties fo:margin-left="0.2423in">
        <style:tab-stops/>
      </style:paragraph-properties>
    </style:style>
    <style:style style:name="T75" style:parent-style-name="Основнойшрифтабзаца" style:family="text">
      <style:text-properties style:font-size-complex="14pt"/>
    </style:style>
    <style:style style:name="P76" style:parent-style-name="Textbody" style:family="paragraph">
      <style:paragraph-properties fo:margin-left="0.3125in" fo:text-indent="0.4375in">
        <style:tab-stops/>
      </style:paragraph-properties>
    </style:style>
    <style:style style:name="T77" style:parent-style-name="Основнойшрифтабзаца" style:family="text">
      <style:text-properties fo:font-style="italic" style:font-style-asian="italic" style:font-style-complex="italic" style:font-size-complex="14pt"/>
    </style:style>
    <style:style style:name="T78" style:parent-style-name="Основнойшрифтабзаца" style:family="text">
      <style:text-properties style:font-size-complex="14pt"/>
    </style:style>
    <style:style style:name="P79" style:parent-style-name="Textbody" style:family="paragraph">
      <style:paragraph-properties fo:text-indent="0in"/>
    </style:style>
    <style:style style:name="T80" style:parent-style-name="Основнойшрифтабзаца" style:family="text">
      <style:text-properties fo:font-style="italic" style:font-style-asian="italic" style:font-style-complex="italic" style:font-size-complex="14pt"/>
    </style:style>
    <style:style style:name="T81" style:parent-style-name="Основнойшрифтабзаца" style:family="text">
      <style:text-properties style:font-size-complex="14pt"/>
    </style:style>
    <style:style style:name="P82" style:parent-style-name="Textbody" style:family="paragraph">
      <style:paragraph-properties fo:margin-left="0.3125in" fo:text-indent="0.4375in">
        <style:tab-stops/>
      </style:paragraph-properties>
    </style:style>
    <style:style style:name="T83" style:parent-style-name="Основнойшрифтабзаца" style:family="text">
      <style:text-properties fo:font-style="italic" style:font-style-asian="italic" style:font-style-complex="italic" style:font-size-complex="14pt"/>
    </style:style>
    <style:style style:name="T84" style:parent-style-name="Основнойшрифтабзаца" style:family="text">
      <style:text-properties style:font-size-complex="14pt"/>
    </style:style>
    <style:style style:name="P85" style:parent-style-name="Textbody" style:family="paragraph">
      <style:paragraph-properties fo:margin-left="0.3125in" fo:text-indent="0.4375in">
        <style:tab-stops/>
      </style:paragraph-properties>
    </style:style>
    <style:style style:name="T86" style:parent-style-name="Основнойшрифтабзаца" style:family="text">
      <style:text-properties fo:font-style="italic" style:font-style-asian="italic" style:font-style-complex="italic" style:font-size-complex="14pt"/>
    </style:style>
    <style:style style:name="T87" style:parent-style-name="Основнойшрифтабзаца" style:family="text">
      <style:text-properties style:font-size-complex="14pt"/>
    </style:style>
    <style:style style:name="P88" style:parent-style-name="Textbody" style:family="paragraph">
      <style:paragraph-properties fo:margin-left="0.3125in" fo:text-indent="0.4375in">
        <style:tab-stops/>
      </style:paragraph-properties>
    </style:style>
    <style:style style:name="T89" style:parent-style-name="Основнойшрифтабзаца" style:family="text">
      <style:text-properties fo:font-style="italic" style:font-style-asian="italic" style:font-style-complex="italic" style:font-size-complex="14pt"/>
    </style:style>
    <style:style style:name="T90" style:parent-style-name="Основнойшрифтабзаца" style:family="text">
      <style:text-properties style:font-size-complex="14pt"/>
    </style:style>
    <style:style style:name="P91" style:parent-style-name="Textbody" style:family="paragraph">
      <style:paragraph-properties fo:margin-left="0.2423in">
        <style:tab-stops/>
      </style:paragraph-properties>
      <style:text-properties fo:font-style="italic" style:font-style-asian="italic" style:font-style-complex="italic" style:font-size-complex="14pt"/>
    </style:style>
    <style:style style:name="P92" style:parent-style-name="Textbody" style:family="paragraph">
      <style:text-properties style:font-size-complex="14pt"/>
    </style:style>
    <style:style style:name="P93" style:parent-style-name="Textbody" style:family="paragraph">
      <style:paragraph-properties fo:margin-left="0.2423in" fo:text-indent="0.4916in">
        <style:tab-stops/>
      </style:paragraph-properties>
    </style:style>
    <style:style style:name="T94" style:parent-style-name="Основнойшрифтабзаца" style:family="text">
      <style:text-properties style:font-size-complex="14pt"/>
    </style:style>
    <style:style style:name="T95" style:parent-style-name="Основнойшрифтабзаца" style:family="text">
      <style:text-properties fo:color="#000000" style:font-size-complex="14pt"/>
    </style:style>
    <style:style style:name="P96" style:parent-style-name="Textbody" style:family="paragraph">
      <style:paragraph-properties fo:margin-left="0.2423in" fo:text-indent="0.4916in">
        <style:tab-stops/>
      </style:paragraph-properties>
      <style:text-properties fo:color="#000000" style:font-size-complex="14pt"/>
    </style:style>
    <style:style style:name="P97" style:parent-style-name="Textbody" style:family="paragraph">
      <style:paragraph-properties fo:margin-left="0.3125in" fo:text-indent="0.4375in">
        <style:tab-stops/>
      </style:paragraph-properties>
    </style:style>
    <style:style style:name="T98" style:parent-style-name="Основнойшрифтабзаца" style:family="text">
      <style:text-properties fo:font-style="italic" style:font-style-asian="italic" style:font-style-complex="italic" style:font-size-complex="14pt"/>
    </style:style>
    <style:style style:name="T99" style:parent-style-name="Основнойшрифтабзаца" style:family="text">
      <style:text-properties style:font-size-complex="14pt"/>
    </style:style>
    <style:style style:name="P100" style:parent-style-name="Textbody" style:family="paragraph">
      <style:paragraph-properties fo:margin-left="0.3125in" fo:text-indent="0.4375in">
        <style:tab-stops/>
      </style:paragraph-properties>
      <style:text-properties style:font-size-complex="14pt"/>
    </style:style>
    <style:style style:name="P101" style:parent-style-name="Textbody" style:family="paragraph">
      <style:paragraph-properties fo:margin-left="0.3125in" fo:text-indent="0.4375in">
        <style:tab-stops/>
      </style:paragraph-properties>
    </style:style>
    <style:style style:name="T102" style:parent-style-name="Основнойшрифтабзаца" style:family="text">
      <style:text-properties fo:font-style="italic" style:font-style-asian="italic" style:font-style-complex="italic" style:font-size-complex="14pt"/>
    </style:style>
    <style:style style:name="P103" style:parent-style-name="Textbody" style:family="paragraph">
      <style:paragraph-properties fo:margin-left="0.3125in" fo:text-indent="0.4375in">
        <style:tab-stops/>
      </style:paragraph-properties>
    </style:style>
    <style:style style:name="T104" style:parent-style-name="Основнойшрифтабзаца" style:family="text">
      <style:text-properties fo:font-style="italic" style:font-style-asian="italic" style:font-style-complex="italic" style:font-size-complex="14pt"/>
    </style:style>
    <style:style style:name="T105" style:parent-style-name="Основнойшрифтабзаца" style:family="text">
      <style:text-properties style:font-size-complex="14pt"/>
    </style:style>
    <style:style style:name="P106" style:parent-style-name="Textbody" style:family="paragraph">
      <style:paragraph-properties fo:margin-left="0.2423in" fo:text-indent="0.4916in">
        <style:tab-stops/>
      </style:paragraph-properties>
      <style:text-properties fo:color="#000000" style:font-size-complex="14pt"/>
    </style:style>
    <style:style style:name="P107" style:parent-style-name="Textbody" style:family="paragraph">
      <style:paragraph-properties fo:text-indent="0.4916in"/>
    </style:style>
    <style:style style:name="T108" style:parent-style-name="Основнойшрифтабзаца" style:family="text">
      <style:text-properties fo:font-style="italic" style:font-style-asian="italic" style:font-style-complex="italic"/>
    </style:style>
    <style:style style:name="P109" style:parent-style-name="Textbody" style:family="paragraph">
      <style:paragraph-properties fo:text-indent="0.4916in"/>
    </style:style>
    <style:style style:name="P110" style:parent-style-name="Textbody" style:family="paragraph">
      <style:paragraph-properties fo:text-indent="0.4916in"/>
    </style:style>
    <style:style style:name="P111" style:parent-style-name="Textbody" style:family="paragraph">
      <style:paragraph-properties fo:text-indent="0.4916in"/>
    </style:style>
    <style:style style:name="T112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T113" style:parent-style-name="Основнойшрифтабзаца" style:family="text">
      <style:text-properties fo:font-style="italic" style:font-style-asian="italic" style:font-style-complex="italic"/>
    </style:style>
    <style:style style:name="T114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T115" style:parent-style-name="Основнойшрифтабзаца" style:family="text">
      <style:text-properties fo:font-style="italic" style:font-style-asian="italic" style:font-style-complex="italic"/>
    </style:style>
    <style:style style:name="T116" style:parent-style-name="Основнойшрифтабзаца" style:family="text">
      <style:text-properties fo:language="en" fo:country="US"/>
    </style:style>
    <style:style style:name="T117" style:parent-style-name="Основнойшрифтабзаца" style:family="text">
      <style:text-properties fo:language="en" fo:country="US"/>
    </style:style>
    <style:style style:name="P118" style:parent-style-name="Textbody" style:family="paragraph">
      <style:paragraph-properties fo:text-indent="0.9833in"/>
    </style:style>
    <style:style style:name="T119" style:parent-style-name="Основнойшрифтабзаца" style:family="text">
      <style:text-properties fo:language="en" fo:country="US"/>
    </style:style>
    <style:style style:name="P120" style:parent-style-name="Textbody" style:family="paragraph">
      <style:paragraph-properties fo:text-indent="0.9833in"/>
    </style:style>
    <style:style style:name="T121" style:parent-style-name="Основнойшрифтабзаца" style:family="text">
      <style:text-properties fo:language="en" fo:country="US"/>
    </style:style>
    <style:style style:name="P122" style:parent-style-name="Textbody" style:family="paragraph">
      <style:paragraph-properties fo:margin-left="0.4916in">
        <style:tab-stops/>
      </style:paragraph-properties>
    </style:style>
    <style:style style:name="P123" style:parent-style-name="Textbody" style:family="paragraph">
      <style:paragraph-properties fo:text-indent="0in"/>
    </style:style>
    <style:style style:name="P124" style:parent-style-name="Заголовок2" style:family="paragraph">
      <style:paragraph-properties fo:text-indent="0.4916in"/>
    </style:style>
    <style:style style:name="P125" style:parent-style-name="Обычный" style:family="paragraph">
      <style:paragraph-properties fo:break-before="page"/>
      <style:text-properties fo:hyphenate="true"/>
    </style:style>
    <style:style style:name="P126" style:parent-style-name="Заголовок1" style:family="paragraph">
      <style:text-properties style:language-asian="ru" style:country-asian="RU" style:language-complex="ar" style:country-complex="SA"/>
    </style:style>
    <style:style style:name="T127" style:parent-style-name="Основнойшрифтабзаца" style:family="text">
      <style:text-properties fo:font-weight="bold" style:font-weight-asian="bold" style:font-weight-complex="bold" style:language-asian="ru" style:country-asian="RU" style:language-complex="ar" style:country-complex="SA"/>
    </style:style>
    <style:style style:name="T128" style:parent-style-name="Основнойшрифтабзаца" style:family="text">
      <style:text-properties fo:font-weight="bold" style:font-weight-asian="bold" style:font-weight-complex="bold" fo:language="en" fo:country="US" style:language-asian="ru" style:country-asian="RU" style:language-complex="ar" style:country-complex="SA"/>
    </style:style>
    <style:style style:name="T129" style:parent-style-name="Основнойшрифтабзаца" style:family="text">
      <style:text-properties fo:font-weight="bold" style:font-weight-asian="bold" style:font-weight-complex="bold" style:language-asian="ru" style:country-asian="RU" style:language-complex="ar" style:country-complex="SA"/>
    </style:style>
    <style:style style:name="T130" style:parent-style-name="Основнойшрифтабзаца" style:family="text">
      <style:text-properties fo:font-weight="bold" style:font-weight-asian="bold" style:font-weight-complex="bold" fo:language="en" fo:country="US" style:language-asian="ru" style:country-asian="RU" style:language-complex="ar" style:country-complex="SA"/>
    </style:style>
    <style:style style:name="T131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en" fo:country="US" style:language-asian="ru" style:country-asian="RU" style:language-complex="ar" style:country-complex="SA"/>
    </style:style>
    <style:style style:name="P132" style:parent-style-name="Textbody" style:family="paragraph">
      <style:paragraph-properties fo:text-align="start" fo:line-height="100%" fo:text-indent="0in"/>
    </style:style>
    <style:style style:name="T133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/>
    </style:style>
    <style:style style:name="T134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/>
    </style:style>
    <style:style style:name="T135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/>
    </style:style>
    <style:style style:name="T136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/>
    </style:style>
    <style:style style:name="T137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/>
    </style:style>
    <style:style style:name="T138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/>
    </style:style>
    <style:style style:name="T139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/>
    </style:style>
    <style:style style:name="T140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/>
    </style:style>
    <style:style style:name="T141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/>
    </style:style>
    <style:style style:name="T142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/>
    </style:style>
    <style:style style:name="T143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/>
    </style:style>
    <style:style style:name="T144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/>
    </style:style>
    <style:style style:name="T145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/>
    </style:style>
    <style:style style:name="T146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/>
    </style:style>
    <style:style style:name="T147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/>
    </style:style>
    <style:style style:name="T148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/>
    </style:style>
    <style:style style:name="T149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/>
    </style:style>
    <style:style style:name="T150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/>
    </style:style>
    <style:style style:name="T151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/>
    </style:style>
    <style:style style:name="T152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/>
    </style:style>
    <style:style style:name="T153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/>
    </style:style>
    <style:style style:name="T154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/>
    </style:style>
    <style:style style:name="T155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/>
    </style:style>
    <style:style style:name="T156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/>
    </style:style>
    <style:style style:name="T157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/>
    </style:style>
    <style:style style:name="T158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/>
    </style:style>
    <style:style style:name="T159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/>
    </style:style>
    <style:style style:name="T160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/>
    </style:style>
    <style:style style:name="T161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/>
    </style:style>
    <style:style style:name="T162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/>
    </style:style>
    <style:style style:name="T163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/>
    </style:style>
    <style:style style:name="T164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/>
    </style:style>
    <style:style style:name="T165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/>
    </style:style>
    <style:style style:name="T166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/>
    </style:style>
    <style:style style:name="T167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/>
    </style:style>
    <style:style style:name="T168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/>
    </style:style>
    <style:style style:name="T169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/>
    </style:style>
    <style:style style:name="T170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/>
    </style:style>
    <style:style style:name="T171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/>
    </style:style>
    <style:style style:name="T172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/>
    </style:style>
    <style:style style:name="T173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/>
    </style:style>
    <style:style style:name="T174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/>
    </style:style>
    <style:style style:name="T175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/>
    </style:style>
    <style:style style:name="T176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/>
    </style:style>
    <style:style style:name="T177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/>
    </style:style>
    <style:style style:name="T178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/>
    </style:style>
    <style:style style:name="T179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/>
    </style:style>
    <style:style style:name="T180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/>
    </style:style>
    <style:style style:name="T181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/>
    </style:style>
    <style:style style:name="T182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/>
    </style:style>
    <style:style style:name="T183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/>
    </style:style>
    <style:style style:name="T184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/>
    </style:style>
    <style:style style:name="T185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/>
    </style:style>
    <style:style style:name="T186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/>
    </style:style>
    <style:style style:name="T187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/>
    </style:style>
    <style:style style:name="T188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/>
    </style:style>
    <style:style style:name="T189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/>
    </style:style>
    <style:style style:name="T190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/>
    </style:style>
    <style:style style:name="T191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/>
    </style:style>
    <style:style style:name="T192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/>
    </style:style>
    <style:style style:name="T193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/>
    </style:style>
    <style:style style:name="T194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/>
    </style:style>
    <style:style style:name="P195" style:parent-style-name="Textbody" style:family="paragraph">
      <style:paragraph-properties fo:text-align="start" fo:line-height="100%" fo:text-indent="0in"/>
      <style:text-properties style:font-name="Calibri" style:font-name-asian="Yu Mincho" style:font-name-complex="Arial" fo:font-size="11pt" style:font-size-asian="11pt" style:font-size-complex="11pt"/>
    </style:style>
    <style:style style:name="P196" style:parent-style-name="Textbody" style:family="paragraph">
      <style:paragraph-properties fo:text-align="start" fo:line-height="100%" fo:text-indent="0in"/>
      <style:text-properties style:font-name="Calibri" style:font-name-asian="Yu Mincho" style:font-name-complex="Arial" fo:font-size="11pt" style:font-size-asian="11pt" style:font-size-complex="11pt"/>
    </style:style>
    <style:style style:name="P197" style:parent-style-name="Textbody" style:family="paragraph">
      <style:paragraph-properties fo:text-align="start" fo:line-height="100%" fo:text-indent="0in"/>
      <style:text-properties style:font-name="Calibri" style:font-name-asian="Yu Mincho" style:font-name-complex="Arial" fo:font-size="11pt" style:font-size-asian="11pt" style:font-size-complex="11pt"/>
    </style:style>
    <style:style style:name="P198" style:parent-style-name="Textbody" style:family="paragraph">
      <style:paragraph-properties fo:text-align="start" fo:line-height="100%" fo:text-indent="0in"/>
      <style:text-properties style:font-name="Calibri" style:font-name-asian="Yu Mincho" style:font-name-complex="Arial" fo:font-size="11pt" style:font-size-asian="11pt" style:font-size-complex="11pt"/>
    </style:style>
    <style:style style:name="P199" style:parent-style-name="Textbody" style:family="paragraph">
      <style:paragraph-properties fo:text-align="start" fo:line-height="100%" fo:text-indent="0in"/>
      <style:text-properties style:font-name="Calibri" style:font-name-asian="Yu Mincho" style:font-name-complex="Arial" fo:font-size="11pt" style:font-size-asian="11pt" style:font-size-complex="11pt"/>
    </style:style>
    <style:style style:name="T200" style:parent-style-name="Основнойшрифтабзаца" style:family="text">
      <style:text-properties fo:font-weight="bold" style:font-weight-asian="bold" style:font-weight-complex="bold" style:language-asian="ru" style:country-asian="RU" style:language-complex="ar" style:country-complex="SA"/>
    </style:style>
    <style:style style:name="T201" style:parent-style-name="Основнойшрифтабзаца" style:family="text">
      <style:text-properties fo:font-weight="bold" style:font-weight-asian="bold" style:font-weight-complex="bold" fo:language="en" fo:country="US" style:language-asian="ru" style:country-asian="RU" style:language-complex="ar" style:country-complex="SA"/>
    </style:style>
    <style:style style:name="T202" style:parent-style-name="Основнойшрифтабзаца" style:family="text">
      <style:text-properties fo:font-weight="bold" style:font-weight-asian="bold" style:font-weight-complex="bold" style:language-asian="ru" style:country-asian="RU" style:language-complex="ar" style:country-complex="SA"/>
    </style:style>
    <style:style style:name="T203" style:parent-style-name="Основнойшрифтабзаца" style:family="text">
      <style:text-properties fo:font-weight="bold" style:font-weight-asian="bold" style:font-weight-complex="bold" fo:language="en" fo:country="US" style:language-asian="ru" style:country-asian="RU" style:language-complex="ar" style:country-complex="SA"/>
    </style:style>
    <style:style style:name="T204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en" fo:country="US" style:language-asian="ru" style:country-asian="RU" style:language-complex="ar" style:country-complex="SA"/>
    </style:style>
    <style:style style:name="P205" style:parent-style-name="Textbody" style:family="paragraph">
      <style:paragraph-properties fo:text-align="start" fo:text-indent="0in"/>
    </style:style>
    <style:style style:name="T206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 fo:language="en" fo:country="US" style:language-asian="ru" style:country-asian="RU" style:language-complex="ar" style:country-complex="SA"/>
    </style:style>
    <style:style style:name="T207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 fo:language="en" fo:country="US" style:language-asian="ru" style:country-asian="RU" style:language-complex="ar" style:country-complex="SA"/>
    </style:style>
    <style:style style:name="T208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 fo:language="en" fo:country="US" style:language-asian="ru" style:country-asian="RU" style:language-complex="ar" style:country-complex="SA"/>
    </style:style>
    <style:style style:name="T209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 fo:language="en" fo:country="US" style:language-asian="ru" style:country-asian="RU" style:language-complex="ar" style:country-complex="SA"/>
    </style:style>
    <style:style style:name="T210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 fo:language="en" fo:country="US" style:language-asian="ru" style:country-asian="RU" style:language-complex="ar" style:country-complex="SA"/>
    </style:style>
    <style:style style:name="T211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 fo:language="en" fo:country="US" style:language-asian="ru" style:country-asian="RU" style:language-complex="ar" style:country-complex="SA"/>
    </style:style>
    <style:style style:name="T212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 fo:language="en" fo:country="US" style:language-asian="ru" style:country-asian="RU" style:language-complex="ar" style:country-complex="SA"/>
    </style:style>
    <style:style style:name="T213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 fo:language="en" fo:country="US" style:language-asian="ru" style:country-asian="RU" style:language-complex="ar" style:country-complex="SA"/>
    </style:style>
    <style:style style:name="T214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 fo:language="en" fo:country="US" style:language-asian="ru" style:country-asian="RU" style:language-complex="ar" style:country-complex="SA"/>
    </style:style>
    <style:style style:name="T215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 fo:language="en" fo:country="US" style:language-asian="ru" style:country-asian="RU" style:language-complex="ar" style:country-complex="SA"/>
    </style:style>
    <style:style style:name="T216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 fo:language="en" fo:country="US" style:language-asian="ru" style:country-asian="RU" style:language-complex="ar" style:country-complex="SA"/>
    </style:style>
    <style:style style:name="T217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 fo:language="en" fo:country="US" style:language-asian="ru" style:country-asian="RU" style:language-complex="ar" style:country-complex="SA"/>
    </style:style>
    <style:style style:name="T218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 fo:language="en" fo:country="US" style:language-asian="ru" style:country-asian="RU" style:language-complex="ar" style:country-complex="SA"/>
    </style:style>
    <style:style style:name="T219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 fo:language="en" fo:country="US" style:language-asian="ru" style:country-asian="RU" style:language-complex="ar" style:country-complex="SA"/>
    </style:style>
    <style:style style:name="T220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 fo:language="en" fo:country="US" style:language-asian="ru" style:country-asian="RU" style:language-complex="ar" style:country-complex="SA"/>
    </style:style>
    <style:style style:name="T221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 fo:language="en" fo:country="US" style:language-asian="ru" style:country-asian="RU" style:language-complex="ar" style:country-complex="SA"/>
    </style:style>
    <style:style style:name="T222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 fo:language="en" fo:country="US" style:language-asian="ru" style:country-asian="RU" style:language-complex="ar" style:country-complex="SA"/>
    </style:style>
    <style:style style:name="T223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 fo:language="en" fo:country="US" style:language-asian="ru" style:country-asian="RU" style:language-complex="ar" style:country-complex="SA"/>
    </style:style>
    <style:style style:name="T224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 fo:language="en" fo:country="US" style:language-asian="ru" style:country-asian="RU" style:language-complex="ar" style:country-complex="SA"/>
    </style:style>
    <style:style style:name="T225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 fo:language="en" fo:country="US" style:language-asian="ru" style:country-asian="RU" style:language-complex="ar" style:country-complex="SA"/>
    </style:style>
    <style:style style:name="T226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 fo:language="en" fo:country="US" style:language-asian="ru" style:country-asian="RU" style:language-complex="ar" style:country-complex="SA"/>
    </style:style>
    <style:style style:name="T227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 fo:language="en" fo:country="US" style:language-asian="ru" style:country-asian="RU" style:language-complex="ar" style:country-complex="SA"/>
    </style:style>
    <style:style style:name="T228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 fo:language="en" fo:country="US" style:language-asian="ru" style:country-asian="RU" style:language-complex="ar" style:country-complex="SA"/>
    </style:style>
    <style:style style:name="T229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 fo:language="en" fo:country="US" style:language-asian="ru" style:country-asian="RU" style:language-complex="ar" style:country-complex="SA"/>
    </style:style>
    <style:style style:name="T230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 fo:language="en" fo:country="US" style:language-asian="ru" style:country-asian="RU" style:language-complex="ar" style:country-complex="SA"/>
    </style:style>
    <style:style style:name="T231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 fo:language="en" fo:country="US" style:language-asian="ru" style:country-asian="RU" style:language-complex="ar" style:country-complex="SA"/>
    </style:style>
    <style:style style:name="T232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 fo:language="en" fo:country="US" style:language-asian="ru" style:country-asian="RU" style:language-complex="ar" style:country-complex="SA"/>
    </style:style>
    <style:style style:name="T233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 fo:language="en" fo:country="US" style:language-asian="ru" style:country-asian="RU" style:language-complex="ar" style:country-complex="SA"/>
    </style:style>
    <style:style style:name="T234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 fo:language="en" fo:country="US" style:language-asian="ru" style:country-asian="RU" style:language-complex="ar" style:country-complex="SA"/>
    </style:style>
    <style:style style:name="T235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 fo:language="en" fo:country="US" style:language-asian="ru" style:country-asian="RU" style:language-complex="ar" style:country-complex="SA"/>
    </style:style>
    <style:style style:name="T236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 fo:language="en" fo:country="US" style:language-asian="ru" style:country-asian="RU" style:language-complex="ar" style:country-complex="SA"/>
    </style:style>
    <style:style style:name="T237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 fo:language="en" fo:country="US" style:language-asian="ru" style:country-asian="RU" style:language-complex="ar" style:country-complex="SA"/>
    </style:style>
    <style:style style:name="T238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 fo:language="en" fo:country="US" style:language-asian="ru" style:country-asian="RU" style:language-complex="ar" style:country-complex="SA"/>
    </style:style>
    <style:style style:name="T239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 fo:language="en" fo:country="US" style:language-asian="ru" style:country-asian="RU" style:language-complex="ar" style:country-complex="SA"/>
    </style:style>
    <style:style style:name="T240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 fo:language="en" fo:country="US" style:language-asian="ru" style:country-asian="RU" style:language-complex="ar" style:country-complex="SA"/>
    </style:style>
    <style:style style:name="T241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 fo:language="en" fo:country="US" style:language-asian="ru" style:country-asian="RU" style:language-complex="ar" style:country-complex="SA"/>
    </style:style>
    <style:style style:name="T242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 fo:language="en" fo:country="US" style:language-asian="ru" style:country-asian="RU" style:language-complex="ar" style:country-complex="SA"/>
    </style:style>
    <style:style style:name="T243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 fo:language="en" fo:country="US" style:language-asian="ru" style:country-asian="RU" style:language-complex="ar" style:country-complex="SA"/>
    </style:style>
    <style:style style:name="T244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 fo:language="en" fo:country="US" style:language-asian="ru" style:country-asian="RU" style:language-complex="ar" style:country-complex="SA"/>
    </style:style>
    <style:style style:name="T245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 fo:language="en" fo:country="US" style:language-asian="ru" style:country-asian="RU" style:language-complex="ar" style:country-complex="SA"/>
    </style:style>
    <style:style style:name="T246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 fo:language="en" fo:country="US" style:language-asian="ru" style:country-asian="RU" style:language-complex="ar" style:country-complex="SA"/>
    </style:style>
    <style:style style:name="T247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 fo:language="en" fo:country="US" style:language-asian="ru" style:country-asian="RU" style:language-complex="ar" style:country-complex="SA"/>
    </style:style>
    <style:style style:name="T248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 fo:language="en" fo:country="US" style:language-asian="ru" style:country-asian="RU" style:language-complex="ar" style:country-complex="SA"/>
    </style:style>
    <style:style style:name="T249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 fo:language="en" fo:country="US" style:language-asian="ru" style:country-asian="RU" style:language-complex="ar" style:country-complex="SA"/>
    </style:style>
    <style:style style:name="T250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 fo:language="en" fo:country="US" style:language-asian="ru" style:country-asian="RU" style:language-complex="ar" style:country-complex="SA"/>
    </style:style>
    <style:style style:name="T251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 fo:language="en" fo:country="US" style:language-asian="ru" style:country-asian="RU" style:language-complex="ar" style:country-complex="SA"/>
    </style:style>
    <style:style style:name="T252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 fo:language="en" fo:country="US" style:language-asian="ru" style:country-asian="RU" style:language-complex="ar" style:country-complex="SA"/>
    </style:style>
    <style:style style:name="T253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 fo:language="en" fo:country="US" style:language-asian="ru" style:country-asian="RU" style:language-complex="ar" style:country-complex="SA"/>
    </style:style>
    <style:style style:name="T254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 fo:language="en" fo:country="US" style:language-asian="ru" style:country-asian="RU" style:language-complex="ar" style:country-complex="SA"/>
    </style:style>
    <style:style style:name="T255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 fo:language="en" fo:country="US" style:language-asian="ru" style:country-asian="RU" style:language-complex="ar" style:country-complex="SA"/>
    </style:style>
    <style:style style:name="T256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 fo:language="en" fo:country="US" style:language-asian="ru" style:country-asian="RU" style:language-complex="ar" style:country-complex="SA"/>
    </style:style>
    <style:style style:name="T257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 fo:language="en" fo:country="US" style:language-asian="ru" style:country-asian="RU" style:language-complex="ar" style:country-complex="SA"/>
    </style:style>
    <style:style style:name="T258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 fo:language="en" fo:country="US" style:language-asian="ru" style:country-asian="RU" style:language-complex="ar" style:country-complex="SA"/>
    </style:style>
    <style:style style:name="T259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 fo:language="en" fo:country="US" style:language-asian="ru" style:country-asian="RU" style:language-complex="ar" style:country-complex="SA"/>
    </style:style>
    <style:style style:name="T260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 fo:language="en" fo:country="US" style:language-asian="ru" style:country-asian="RU" style:language-complex="ar" style:country-complex="SA"/>
    </style:style>
    <style:style style:name="T261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 fo:language="en" fo:country="US" style:language-asian="ru" style:country-asian="RU" style:language-complex="ar" style:country-complex="SA"/>
    </style:style>
    <style:style style:name="T262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 fo:language="en" fo:country="US" style:language-asian="ru" style:country-asian="RU" style:language-complex="ar" style:country-complex="SA"/>
    </style:style>
    <style:style style:name="T263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 fo:language="en" fo:country="US" style:language-asian="ru" style:country-asian="RU" style:language-complex="ar" style:country-complex="SA"/>
    </style:style>
    <style:style style:name="T264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 fo:language="en" fo:country="US" style:language-asian="ru" style:country-asian="RU" style:language-complex="ar" style:country-complex="SA"/>
    </style:style>
    <style:style style:name="T265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 fo:language="en" fo:country="US" style:language-asian="ru" style:country-asian="RU" style:language-complex="ar" style:country-complex="SA"/>
    </style:style>
    <style:style style:name="T266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 fo:language="en" fo:country="US" style:language-asian="ru" style:country-asian="RU" style:language-complex="ar" style:country-complex="SA"/>
    </style:style>
    <style:style style:name="T267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 fo:language="en" fo:country="US" style:language-asian="ru" style:country-asian="RU" style:language-complex="ar" style:country-complex="SA"/>
    </style:style>
    <style:style style:name="T268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 fo:language="en" fo:country="US" style:language-asian="ru" style:country-asian="RU" style:language-complex="ar" style:country-complex="SA"/>
    </style:style>
    <style:style style:name="T269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 fo:language="en" fo:country="US" style:language-asian="ru" style:country-asian="RU" style:language-complex="ar" style:country-complex="SA"/>
    </style:style>
    <style:style style:name="T270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 fo:language="en" fo:country="US" style:language-asian="ru" style:country-asian="RU" style:language-complex="ar" style:country-complex="SA"/>
    </style:style>
    <style:style style:name="T271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 fo:language="en" fo:country="US" style:language-asian="ru" style:country-asian="RU" style:language-complex="ar" style:country-complex="SA"/>
    </style:style>
    <style:style style:name="T272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 fo:language="en" fo:country="US" style:language-asian="ru" style:country-asian="RU" style:language-complex="ar" style:country-complex="SA"/>
    </style:style>
    <style:style style:name="T273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 fo:language="en" fo:country="US" style:language-asian="ru" style:country-asian="RU" style:language-complex="ar" style:country-complex="SA"/>
    </style:style>
    <style:style style:name="T274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 fo:language="en" fo:country="US" style:language-asian="ru" style:country-asian="RU" style:language-complex="ar" style:country-complex="SA"/>
    </style:style>
    <style:style style:name="T275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 fo:language="en" fo:country="US" style:language-asian="ru" style:country-asian="RU" style:language-complex="ar" style:country-complex="SA"/>
    </style:style>
    <style:style style:name="T276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 fo:language="en" fo:country="US" style:language-asian="ru" style:country-asian="RU" style:language-complex="ar" style:country-complex="SA"/>
    </style:style>
    <style:style style:name="T277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 fo:language="en" fo:country="US" style:language-asian="ru" style:country-asian="RU" style:language-complex="ar" style:country-complex="SA"/>
    </style:style>
    <style:style style:name="T278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 fo:language="en" fo:country="US" style:language-asian="ru" style:country-asian="RU" style:language-complex="ar" style:country-complex="SA"/>
    </style:style>
    <style:style style:name="T279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 fo:language="en" fo:country="US" style:language-asian="ru" style:country-asian="RU" style:language-complex="ar" style:country-complex="SA"/>
    </style:style>
    <style:style style:name="T280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 fo:language="en" fo:country="US" style:language-asian="ru" style:country-asian="RU" style:language-complex="ar" style:country-complex="SA"/>
    </style:style>
    <style:style style:name="T281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 fo:language="en" fo:country="US" style:language-asian="ru" style:country-asian="RU" style:language-complex="ar" style:country-complex="SA"/>
    </style:style>
    <style:style style:name="T282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 fo:language="en" fo:country="US" style:language-asian="ru" style:country-asian="RU" style:language-complex="ar" style:country-complex="SA"/>
    </style:style>
    <style:style style:name="T283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 fo:language="en" fo:country="US" style:language-asian="ru" style:country-asian="RU" style:language-complex="ar" style:country-complex="SA"/>
    </style:style>
    <style:style style:name="T284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 fo:language="en" fo:country="US" style:language-asian="ru" style:country-asian="RU" style:language-complex="ar" style:country-complex="SA"/>
    </style:style>
    <style:style style:name="T285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 fo:language="en" fo:country="US" style:language-asian="ru" style:country-asian="RU" style:language-complex="ar" style:country-complex="SA"/>
    </style:style>
    <style:style style:name="T286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 fo:language="en" fo:country="US" style:language-asian="ru" style:country-asian="RU" style:language-complex="ar" style:country-complex="SA"/>
    </style:style>
    <style:style style:name="T287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 fo:language="en" fo:country="US" style:language-asian="ru" style:country-asian="RU" style:language-complex="ar" style:country-complex="SA"/>
    </style:style>
    <style:style style:name="T288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 fo:language="en" fo:country="US" style:language-asian="ru" style:country-asian="RU" style:language-complex="ar" style:country-complex="SA"/>
    </style:style>
    <style:style style:name="T289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 fo:language="en" fo:country="US" style:language-asian="ru" style:country-asian="RU" style:language-complex="ar" style:country-complex="SA"/>
    </style:style>
    <style:style style:name="T290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 fo:language="en" fo:country="US" style:language-asian="ru" style:country-asian="RU" style:language-complex="ar" style:country-complex="SA"/>
    </style:style>
    <style:style style:name="T291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 fo:language="en" fo:country="US" style:language-asian="ru" style:country-asian="RU" style:language-complex="ar" style:country-complex="SA"/>
    </style:style>
    <style:style style:name="T292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 fo:language="en" fo:country="US" style:language-asian="ru" style:country-asian="RU" style:language-complex="ar" style:country-complex="SA"/>
    </style:style>
    <style:style style:name="T293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 fo:language="en" fo:country="US" style:language-asian="ru" style:country-asian="RU" style:language-complex="ar" style:country-complex="SA"/>
    </style:style>
    <style:style style:name="T294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 fo:language="en" fo:country="US" style:language-asian="ru" style:country-asian="RU" style:language-complex="ar" style:country-complex="SA"/>
    </style:style>
    <style:style style:name="T295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 fo:language="en" fo:country="US" style:language-asian="ru" style:country-asian="RU" style:language-complex="ar" style:country-complex="SA"/>
    </style:style>
    <style:style style:name="T296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 fo:language="en" fo:country="US" style:language-asian="ru" style:country-asian="RU" style:language-complex="ar" style:country-complex="SA"/>
    </style:style>
    <style:style style:name="T297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 fo:language="en" fo:country="US" style:language-asian="ru" style:country-asian="RU" style:language-complex="ar" style:country-complex="SA"/>
    </style:style>
    <style:style style:name="T298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 fo:language="en" fo:country="US" style:language-asian="ru" style:country-asian="RU" style:language-complex="ar" style:country-complex="SA"/>
    </style:style>
    <style:style style:name="T299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 fo:language="en" fo:country="US" style:language-asian="ru" style:country-asian="RU" style:language-complex="ar" style:country-complex="SA"/>
    </style:style>
    <style:style style:name="T300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 fo:language="en" fo:country="US" style:language-asian="ru" style:country-asian="RU" style:language-complex="ar" style:country-complex="SA"/>
    </style:style>
    <style:style style:name="T301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 fo:language="en" fo:country="US" style:language-asian="ru" style:country-asian="RU" style:language-complex="ar" style:country-complex="SA"/>
    </style:style>
    <style:style style:name="T302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 fo:language="en" fo:country="US" style:language-asian="ru" style:country-asian="RU" style:language-complex="ar" style:country-complex="SA"/>
    </style:style>
    <style:style style:name="T303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 fo:language="en" fo:country="US" style:language-asian="ru" style:country-asian="RU" style:language-complex="ar" style:country-complex="SA"/>
    </style:style>
    <style:style style:name="T304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 fo:language="en" fo:country="US" style:language-asian="ru" style:country-asian="RU" style:language-complex="ar" style:country-complex="SA"/>
    </style:style>
    <style:style style:name="T305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 fo:language="en" fo:country="US" style:language-asian="ru" style:country-asian="RU" style:language-complex="ar" style:country-complex="SA"/>
    </style:style>
    <style:style style:name="T306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 fo:language="en" fo:country="US" style:language-asian="ru" style:country-asian="RU" style:language-complex="ar" style:country-complex="SA"/>
    </style:style>
    <style:style style:name="T307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 fo:language="en" fo:country="US" style:language-asian="ru" style:country-asian="RU" style:language-complex="ar" style:country-complex="SA"/>
    </style:style>
    <style:style style:name="T308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 fo:language="en" fo:country="US" style:language-asian="ru" style:country-asian="RU" style:language-complex="ar" style:country-complex="SA"/>
    </style:style>
    <style:style style:name="T309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 fo:language="en" fo:country="US" style:language-asian="ru" style:country-asian="RU" style:language-complex="ar" style:country-complex="SA"/>
    </style:style>
    <style:style style:name="T310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 fo:language="en" fo:country="US" style:language-asian="ru" style:country-asian="RU" style:language-complex="ar" style:country-complex="SA"/>
    </style:style>
    <style:style style:name="T311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 fo:language="en" fo:country="US" style:language-asian="ru" style:country-asian="RU" style:language-complex="ar" style:country-complex="SA"/>
    </style:style>
    <style:style style:name="P312" style:parent-style-name="Textbody" style:family="paragraph">
      <style:paragraph-properties fo:text-align="start" fo:text-indent="0in"/>
    </style:style>
    <style:style style:name="T313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P314" style:parent-style-name="Textbody" style:family="paragraph">
      <style:paragraph-properties fo:text-align="start" fo:text-indent="0in"/>
    </style:style>
    <style:style style:name="T315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/>
    </style:style>
    <style:style style:name="T316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/>
    </style:style>
    <style:style style:name="T317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/>
    </style:style>
    <style:style style:name="T318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/>
    </style:style>
    <style:style style:name="T319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/>
    </style:style>
    <style:style style:name="T320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/>
    </style:style>
    <style:style style:name="T321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/>
    </style:style>
    <style:style style:name="T322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/>
    </style:style>
    <style:style style:name="T323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/>
    </style:style>
    <style:style style:name="T324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/>
    </style:style>
    <style:style style:name="T325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/>
    </style:style>
    <style:style style:name="T326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/>
    </style:style>
    <style:style style:name="T327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/>
    </style:style>
    <style:style style:name="T328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/>
    </style:style>
    <style:style style:name="T329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/>
    </style:style>
    <style:style style:name="T330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/>
    </style:style>
    <style:style style:name="T331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/>
    </style:style>
    <style:style style:name="T332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/>
    </style:style>
    <style:style style:name="T333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/>
    </style:style>
    <style:style style:name="T334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/>
    </style:style>
    <style:style style:name="T335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/>
    </style:style>
    <style:style style:name="T336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/>
    </style:style>
    <style:style style:name="T337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/>
    </style:style>
    <style:style style:name="T338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/>
    </style:style>
    <style:style style:name="T339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/>
    </style:style>
    <style:style style:name="T340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/>
    </style:style>
    <style:style style:name="T341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/>
    </style:style>
    <style:style style:name="T342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/>
    </style:style>
    <style:style style:name="T343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/>
    </style:style>
    <style:style style:name="T344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/>
    </style:style>
    <style:style style:name="T345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/>
    </style:style>
    <style:style style:name="T346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/>
    </style:style>
    <style:style style:name="T347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/>
    </style:style>
    <style:style style:name="T348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/>
    </style:style>
    <style:style style:name="T349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/>
    </style:style>
    <style:style style:name="T350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/>
    </style:style>
    <style:style style:name="T351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/>
    </style:style>
    <style:style style:name="T352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/>
    </style:style>
    <style:style style:name="T353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/>
    </style:style>
    <style:style style:name="T354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/>
    </style:style>
    <style:style style:name="T355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/>
    </style:style>
    <style:style style:name="T356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/>
    </style:style>
    <style:style style:name="T357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/>
    </style:style>
    <style:style style:name="T358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/>
    </style:style>
    <style:style style:name="T359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/>
    </style:style>
    <style:style style:name="T360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/>
    </style:style>
    <style:style style:name="T361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/>
    </style:style>
    <style:style style:name="T362" style:parent-style-name="Основнойшрифтабзаца" style:family="text">
      <style:text-properties style:font-name="Calibri" style:font-name-asian="Yu Mincho" style:font-name-complex="Arial" fo:font-size="11pt" style:font-size-asian="11pt" style:font-size-complex="11pt"/>
    </style:style>
  </office:automatic-styles>
  <office:body>
    <office:text text:use-soft-page-breaks="true">
      <text:p text:style-name="P1">МИНОБРНАУКИ РОССИИ</text:p>
      <text:p text:style-name="P4">Санкт-Петербургский государственный</text:p>
      <text:p text:style-name="P5">электротехнический университет</text:p>
      <text:p text:style-name="P6">«ЛЭТИ» им. В. И. Ульянова (Ленина)</text:p>
      <text:p text:style-name="P7">Кафедра МО ЭВМ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>ОТЧЕТ</text:p>
      <text:p text:style-name="P16"><text:span text:style-name="T17">по лабораторной работе</text:span><text:span text:style-name="T18"><text:s/></text:span><text:span text:style-name="T19">№3</text:span></text:p>
      <text:p text:style-name="P20"><text:span text:style-name="T21">по дисциплине<text:s/></text:span><text:span text:style-name="T22">«Построение и анализ алгоритмов»</text:span></text:p>
      <text:p text:style-name="P23"><text:span text:style-name="T24">Тема: Задача Коммивояжёра</text:span></text:p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able:table table:style-name="Table33">
        <table:table-columns>
          <table:table-column table:style-name="TableColumn34"/>
          <table:table-column table:style-name="TableColumn35"/>
          <table:table-column table:style-name="TableColumn36"/>
        </table:table-columns>
        <table:table-row table:style-name="TableRow37">
          <table:table-cell table:style-name="TableCell38">
            <text:p text:style-name="P39"><text:span text:style-name="T40">Студент гр. 1381</text:span></text:p>
          </table:table-cell>
          <table:table-cell table:style-name="TableCell41">
            <text:p text:style-name="P42"/>
          </table:table-cell>
          <table:table-cell table:style-name="TableCell43">
            <text:p text:style-name="P44">Возмитель В. Е</text:p>
          </table:table-cell>
        </table:table-row>
        <table:table-row table:style-name="TableRow45">
          <table:table-cell table:style-name="TableCell46">
            <text:p text:style-name="P47">Преподаватель</text:p>
          </table:table-cell>
          <table:table-cell table:style-name="TableCell48">
            <text:p text:style-name="P49"/>
          </table:table-cell>
          <table:table-cell table:style-name="TableCell50">
            <text:p text:style-name="P51"><text:span text:style-name="T52">Токарев А. П.</text:span></text:p>
          </table:table-cell>
        </table:table-row>
      </table:table>
      <text:p text:style-name="P53"/>
      <text:p text:style-name="P54">Санкт-Петербург</text:p>
      <text:p text:style-name="P55"><text:span text:style-name="T56">2023</text:span></text:p>
      <text:h text:style-name="P57" text:outline-level="2">Цель работы.</text:h>
      <text:p text:style-name="P58">Изучить метод ветвей и границ на практике на примере решения задачи о нахождении пути коммивояжёра и его стоимости.</text:p>
      <text:p text:style-name="Textbody"/>
      <text:h text:style-name="Заголовок2" text:outline-level="2">Задание.</text:h>
      <text:p text:style-name="Textbody">Необходимо решить задачу коммивояжёра.<text:s/></text:p>
      <text:p text:style-name="P59"><text:span text:style-name="T60">Входные данные:</text:span><text:s/>матрица весов графа, все веса неотрицательны; стартовая вершина.</text:p>
      <text:p text:style-name="P61"><text:span text:style-name="T62">Выходные данные:</text:span><text:s/>путь коммивояжёра (последовательность вершин) и его стоимость.</text:p>
      <text:p text:style-name="P63">При сдаче работы должна быть возможность генерировать матрицу весов (произвольную или симметричную; для варианта 4 - симметричную), сохранять её в файл и использовать в качестве входных данных.</text:p>
      <text:p text:style-name="P64"><text:span text:style-name="T65">Вариант 2ц:</text:span><text:span text:style-name="T66"><text:s/></text:span></text:p>
      <text:list text:style-name="LFO4" text:continue-numbering="true">
        <text:list-item>
          <text:p text:style-name="P67">МВиГ: последовательный рост пути + использование для отсечения двух нижних оценок веса оставшегося пути:<text:s/></text:p>
        </text:list-item>
      </text:list>
      <text:list text:style-name="LFO7" text:continue-numbering="true">
        <text:list-item>
          <text:p text:style-name="P68">полусуммы весов двух легчайших рёбер по всем вершинами<text:s/></text:p>
        </text:list-item>
        <text:list-item>
          <text:p text:style-name="P69">веса МОД</text:p>
        </text:list-item>
      </text:list>
      <text:list text:style-name="LFO4" text:continue-numbering="true">
        <text:list-item>
          <text:p text:style-name="P70">Приближённый алгоритм: АВБГ</text:p>
        </text:list-item>
      </text:list>
      <text:p text:style-name="P71"/>
      <text:h text:style-name="Заголовок2" text:outline-level="2">Выполнение работы.</text:h>
      <text:p text:style-name="P72">Для решения поставленных задач был реализован класс Graph(), содержащий следующие поля: matrix - двумерный массив, хранящий матрицу смежности графа, length - количество вершин в графе, start - стартовая вершина, chain - путь коммивояжёра, ok - переменная, отвечающая за нахождение ответа в задаче, weight - стоимость пути.</text:p>
      <text:list text:style-name="LFO3" text:continue-numbering="true">
        <text:list-item>
          <text:p text:style-name="P73">АВБГ.</text:p>
        </text:list-item>
      </text:list>
      <text:p text:style-name="P74"><text:span text:style-name="T75">Для реализации метода АВБГ были написаны следующие функции:</text:span></text:p>
      <text:list text:style-name="LFO2" text:continue-numbering="true">
        <text:list-item>
          <text:list>
            <text:list-item>
              <text:p text:style-name="P76"><text:span text:style-name="T77">my_input(self) -<text:s/></text:span><text:span text:style-name="T78">функция считывания входных данных. Запрашивает у пользователя матрицу, которую можно предварительно вписать в файл, и начальную вершину.</text:span></text:p>
            </text:list-item>
            <text:list-item>
              <text:p text:style-name="P79"><text:span text:style-name="T80">weight_count(self) -<text:s/></text:span><text:span text:style-name="T81">подсчитывает текущую стоимость пути.</text:span></text:p>
            </text:list-item>
            <text:list-item>
              <text:p text:style-name="P82"><text:span text:style-name="T83">next_vertex(self, chain) -<text:s/></text:span><text:span text:style-name="T84">функция поиска вершины для вставки в текущую цепочку. В цикле просматриваются все вершины-соседи цепочки. Вершина с наименьшим весом ребра, добавляется в цепочку.</text:span></text:p>
            </text:list-item>
            <text:list-item>
              <text:p text:style-name="P85"><text:span text:style-name="T86">chain_search(self, chain, edge) -<text:s/></text:span><text:span text:style-name="T87">данная функция принимает аргументом цепочку и вершину для вставки. Идет проверка на достижение полной длины цепочки, если цепочка не достаточной дины, то функция рекурсивно вызывает саму себя.</text:span></text:p>
            </text:list-item>
            <text:list-item>
              <text:p text:style-name="P88"><text:span text:style-name="T89">my_print(self) -</text:span><text:span text:style-name="T90"><text:s/>форматированный вывод результата работы программы.</text:span></text:p>
            </text:list-item>
          </text:list>
        </text:list-item>
      </text:list>
      <text:p text:style-name="P91"/>
      <text:list text:style-name="LFO3" text:continue-numbering="true">
        <text:list-item>
          <text:p text:style-name="P92">МВиГ.</text:p>
        </text:list-item>
      </text:list>
      <text:p text:style-name="P93"><text:span text:style-name="T94">Для оценки стоимости текущего пути были введены 2 нижние границы: оценка с помощью каркаса графа и с помощью<text:s/></text:span><text:span text:style-name="T95">полусуммы весов двух легчайших рёбер по всем вершинам.</text:span></text:p>
      <text:p text:style-name="P96">Реализованы следующие функции:</text:p>
      <text:list text:style-name="LFO1" text:continue-numbering="true">
        <text:list-item>
          <text:list>
            <text:list-item>
              <text:p text:style-name="P97"><text:span text:style-name="T98">my_input(self) -<text:s/></text:span><text:span text:style-name="T99">функция считывания входных данных. Запрашивает у пользователя матрицу, которую можно предварительно вписать в файл, и начальную вершину.</text:span></text:p>
            </text:list-item>
            <text:list-item>
              <text:p text:style-name="P100">mod(self, viewed, tmp_ver, path_weight) - вес минимального остовного дерева. В остов последовательно добавляются минимальные ребра для вершин в текущей цепочке. После добавления ребер вершины, связанные с ними, добавляются в цепочку, параллельно суммируя вес всех ребер. К пройденному пути добавляется полученная сумма, она же и возвращается.</text:p>
            </text:list-item>
            <text:list-item>
              <text:p text:style-name="P101"><text:span text:style-name="T102">lightest(self, viewed, tmp_ver, path_weight) -<text:s/></text:span>полусумма двух легчайших ребер по всем вершинам графа. К весу значение включаемого ребра прибавляются минимальные веса не просмотренных вершин. Отдельно считаются минимальные ребра для первой и последней вершин пути. К полученной полусумме добавляется стоимость уже пройденного пути. Функция возвращает значение границы.</text:p>
            </text:list-item>
            <text:list-item>
              <text:p text:style-name="P103"><text:span text:style-name="T104">chain_search(self, tmp_ver, viewed1, chain1, chain_weight, edge_weight) -<text:s/></text:span><text:span text:style-name="T105">Основная рекурсивная функция программы. Если стоимость текущего пути превышает рекорд или найден новый рекорд, то происходит выход из рекурсии и во втором случае еще - обновление полей. В цикле while для текущей вершины составляется список соседей. Далее начинается перебор не рассмотренных соседей - если нижние оценки после включения соседа меньше рекорда, рекурсивно вызывается функция поиска пути с новой включенной вершиной.</text:span></text:p>
            </text:list-item>
          </text:list>
        </text:list-item>
      </text:list>
      <text:p text:style-name="P106"/>
      <text:p text:style-name="P107">Также для решения задач была реализована функция<text:s/><text:span text:style-name="T108">init_matrix(n, lim)</text:span>, генерирующая случайную матрицу. Сгенерированная матрица записывается в файл mtrx.txt.</text:p>
      <text:p text:style-name="P109">Кода программ расположены в приложении А.</text:p>
      <text:p text:style-name="P110"/>
      <text:h text:style-name="Заголовок2" text:outline-level="2">Тестирование.</text:h>
      <text:p text:style-name="Textbody">Для проверки работы программ были разработаны коды тестовых программ.</text:p>
      <text:p text:style-name="Textbody">1) АВБГ.</text:p>
      <text:p text:style-name="P111"><text:tab/>-<text:s/><text:span text:style-name="T112">test</text:span><text:span text:style-name="T113">_1</text:span>. Данный тест был взят для проверки работы программы с пустой матрицей.</text:p>
      <text:p text:style-name="Textbody"><text:tab/>-<text:s/><text:span text:style-name="T114">test</text:span><text:span text:style-name="T115">_2</text:span>. Тест для проверки работы программы с разряженным графом.</text:p>
      <text:p text:style-name="Textbody"><text:tab/>-<text:s/><text:span text:style-name="T116">test</text:span>_3. Тест для проверки работы программы с нормальными условиями.</text:p>
      <text:p text:style-name="Textbody">2) МВиГ.</text:p>
      <text:p text:style-name="Textbody"><text:tab/>-<text:s/><text:span text:style-name="T117">test</text:span>_4.<text:s/>Данный тест был взят для проверки работы программы с пустой матрицей.</text:p>
      <text:p text:style-name="P118">-<text:s/><text:span text:style-name="T119">test</text:span>_5. Данный тест был взят для проверки работы программы с нормальными условиями.</text:p>
      <text:p text:style-name="P120">-<text:s/><text:span text:style-name="T121">test</text:span>_6. Данный тест был взят для проверки работы программы с графом, имеющим единственный гамильтонов путь и равные ребра.</text:p>
      <text:p text:style-name="Textbody"/>
      <text:p text:style-name="P122">Код файла с тестами расположен в приложении А.</text:p>
      <text:p text:style-name="P123"/>
      <text:h text:style-name="P124" text:outline-level="2">Выводы.</text:h>
      <text:p text:style-name="Textbody">В ходе лабораторной работы изучен метод ветвей и границ на практике на примере решения задачи о нахождении пути коммивояжёра и его стоимости.</text:p>
      <text:p text:style-name="P125"/>
      <text:h text:style-name="P126" text:outline-level="1">ПРИЛОЖЕНИЕ А. ИСХОДНЫе КОДы ПРОГРАММЫ И ТЕСТы</text:h>
      <text:p text:style-name="Textbody"><text:span text:style-name="T127">Название</text:span><text:span text:style-name="T128"><text:s/></text:span><text:span text:style-name="T129">файла</text:span><text:span text:style-name="T130">:<text:s/></text:span><text:span text:style-name="T131">PIAA_AVBG.py</text:span></text:p>
      <text:p text:style-name="P132"><text:span text:style-name="T133">from generator import init_matrix</text:span><text:line-break/><text:span text:style-name="T134">class Graph:</text:span><text:line-break/><text:span text:style-name="T135"><text:s text:c="4"/>def __init__(self):</text:span><text:line-break/><text:span text:style-name="T136"><text:s text:c="8"/>self.start = 0</text:span><text:line-break/><text:span text:style-name="T137"><text:s text:c="8"/>self.matrix = []</text:span><text:line-break/><text:span text:style-name="T138"><text:s text:c="8"/>self.chain = []</text:span><text:line-break/><text:span text:style-name="T139"><text:s text:c="8"/>self.weight = 0</text:span><text:line-break/><text:span text:style-name="T140"><text:s text:c="8"/>self.ok = 0</text:span><text:line-break/><text:span text:style-name="T141"><text:s text:c="8"/>self.length = 0</text:span><text:line-break/><text:line-break/><text:span text:style-name="T142"><text:s text:c="4"/>def my_input(self):</text:span><text:line-break/><text:span text:style-name="T143"><text:s text:c="8"/>key = int(input("0 - generate random matrix, 1 - use file's matrix\n"))</text:span><text:line-break/><text:span text:style-name="T144"><text:s text:c="8"/>if key == 0:</text:span><text:line-break/><text:span text:style-name="T145"><text:s text:c="12"/>n = int(input("how many vertexes: "))</text:span><text:line-break/><text:span text:style-name="T146"><text:s text:c="12"/>limit = int(input("What is the limit for edge's weight: "))</text:span><text:line-break/><text:span text:style-name="T147"><text:s text:c="12"/>init_matrix(n, limit)</text:span><text:line-break/><text:span text:style-name="T148"><text:s text:c="8"/>self.start = int(input("Start vertex: "))</text:span><text:line-break/><text:span text:style-name="T149"><text:s text:c="8"/>f = open('mtrx.txt')</text:span><text:line-break/><text:span text:style-name="T150"><text:s text:c="8"/>for line in f:</text:span><text:line-break/><text:span text:style-name="T151"><text:s text:c="12"/>tmp = list(map(int, line.split()))</text:span><text:line-break/><text:span text:style-name="T152"><text:s text:c="12"/>self.matrix.append(tmp)</text:span><text:line-break/><text:span text:style-name="T153"><text:s text:c="8"/>self.length = len(self.matrix)</text:span><text:line-break/><text:span text:style-name="T154"><text:s text:c="8"/>if self.length &gt; 0:</text:span><text:line-break/><text:span text:style-name="T155"><text:s text:c="12"/>print("\nmatrix:")</text:span><text:line-break/><text:span text:style-name="T156"><text:s text:c="12"/>for i in range(self.length):</text:span><text:line-break/><text:span text:style-name="T157"><text:s text:c="16"/>print(*self.matrix[i])</text:span><text:line-break/><text:line-break/><text:span text:style-name="T158"><text:s text:c="4"/>def weight_count(self):</text:span><text:line-break/><text:span text:style-name="T159"><text:s text:c="8"/>for i in range(len(self.chain) - 1):</text:span><text:line-break/><text:span text:style-name="T160"><text:s text:c="12"/>self.weight += self.matrix[self.chain[i]][self.chain[i + 1]]</text:span><text:line-break/><text:line-break/><text:span text:style-name="T161"><text:s text:c="4"/>def next_vertex(self, chain):</text:span><text:line-break/><text:span text:style-name="T162"><text:s text:c="8"/>mb_vertex = []</text:span><text:line-break/><text:span text:style-name="T163"><text:s text:c="8"/>item = (0, 0, 0)</text:span><text:line-break/><text:span text:style-name="T164"><text:s text:c="8"/>for elem in chain[:len(chain) - 1:]:</text:span><text:line-break/><text:span text:style-name="T165"><text:s text:c="12"/>ind = chain.index(elem)</text:span><text:line-break/><text:span text:style-name="T166"><text:s text:c="12"/>for j in range(self.length):</text:span><text:line-break/><text:span text:style-name="T167"><text:s text:c="16"/>if j not in chain and self.matrix[elem][j] != 0 and self.matrix[j][chain[ind + 1]]:</text:span><text:line-break/><text:span text:style-name="T168"><text:s text:c="20"/>mb_vertex.append((elem, j, self.matrix[elem][j]))</text:span><text:line-break/><text:span text:style-name="T169"><text:s text:c="8"/>if mb_vertex:</text:span><text:line-break/><text:span text:style-name="T170"><text:s text:c="12"/>item = min(mb_vertex, key=lambda x: x[2])</text:span><text:line-break/><text:span text:style-name="T171"><text:s text:c="8"/>return item</text:span><text:line-break/><text:line-break/><text:span text:style-name="T172"><text:s text:c="4"/>def chain_search(self, chain, edge):</text:span><text:line-break/><text:span text:style-name="T173"><text:s text:c="8"/>if edge != (0, 0, 0):</text:span><text:line-break/><text:span text:style-name="T174"><text:s text:c="12"/>ind = chain.index(edge[0])</text:span><text:line-break/><text:span text:style-name="T175"><text:s text:c="12"/>chain.insert(ind + 1, edge[1])</text:span><text:line-break/><text:span text:style-name="T176"><text:s text:c="8"/>if len(chain) == self.length + 1:</text:span><text:line-break/><text:span text:style-name="T177"><text:s text:c="12"/>self.chain = chain</text:span><text:line-break/><text:span text:style-name="T178"><text:s text:c="12"/>self.weight_count()</text:span><text:line-break/><text:span text:style-name="T179"><text:s text:c="12"/>self.ok = 1</text:span><text:line-break/><text:span text:style-name="T180"><text:s text:c="12"/>return</text:span><text:line-break/><text:line-break/><text:span text:style-name="T181"><text:s text:c="8"/>mb_vertex = self.next_vertex(chain)</text:span><text:line-break/><text:span text:style-name="T182"><text:s text:c="8"/>if mb_vertex == (0, 0, 0):</text:span><text:line-break/><text:span text:style-name="T183"><text:s text:c="12"/>return</text:span><text:line-break/><text:span text:style-name="T184"><text:s text:c="8"/>self.chain_search(chain, mb_vertex)</text:span><text:line-break/><text:line-break/><text:span text:style-name="T185"><text:s text:c="4"/>def my_print(self):</text:span><text:line-break/><text:span text:style-name="T186"><text:s text:c="8"/>if self.ok == 1:</text:span><text:line-break/><text:span text:style-name="T187"><text:s text:c="12"/>print("Chain: ", self.chain, "\nCost: ", self.weight)</text:span><text:line-break/><text:span text:style-name="T188"><text:s text:c="8"/>else:</text:span><text:line-break/><text:span text:style-name="T189"><text:s text:c="12"/>print("There's no the Hamilton's path in the matrix.")</text:span><text:line-break/><text:line-break/><text:line-break/><text:span text:style-name="T190">if __name__ == '__main__':</text:span><text:line-break/><text:span text:style-name="T191"><text:s text:c="4"/>graph = Graph()</text:span><text:line-break/><text:span text:style-name="T192"><text:s text:c="4"/>graph.my_input()</text:span><text:line-break/><text:span text:style-name="T193"><text:s text:c="4"/>graph.chain_search([graph.start, graph.start], (0, 0, 0))</text:span><text:line-break/><text:span text:style-name="T194"><text:s text:c="4"/>graph.my_print()</text:span></text:p>
      <text:p text:style-name="P195"/>
      <text:p text:style-name="P196"/>
      <text:p text:style-name="P197"/>
      <text:p text:style-name="P198"/>
      <text:p text:style-name="P199"/>
      <text:p text:style-name="Textbody"><text:span text:style-name="T200">Название</text:span><text:span text:style-name="T201"><text:s/></text:span><text:span text:style-name="T202">файла</text:span><text:span text:style-name="T203">:<text:s/></text:span><text:span text:style-name="T204">PIAA_MVIG.py</text:span></text:p>
      <text:p text:style-name="P205"><text:span text:style-name="T206">import copy</text:span><text:line-break/><text:span text:style-name="T207">from generator import *</text:span><text:line-break/><text:span text:style-name="T208">class Graph:</text:span><text:line-break/><text:span text:style-name="T209"><text:s text:c="4"/>def __init__(self):</text:span><text:line-break/><text:span text:style-name="T210"><text:s text:c="8"/>self.start = 0</text:span><text:line-break/><text:span text:style-name="T211"><text:s text:c="8"/>self.matrix = []</text:span><text:line-break/><text:span text:style-name="T212"><text:s text:c="8"/>self.chain = []</text:span><text:line-break/><text:span text:style-name="T213"><text:s text:c="8"/>self.weight = float('inf')</text:span><text:line-break/><text:span text:style-name="T214"><text:s text:c="8"/>self.ok = 0</text:span><text:line-break/><text:span text:style-name="T215"><text:s text:c="8"/>self.length = 0</text:span><text:line-break/><text:line-break/><text:span text:style-name="T216"><text:s text:c="4"/>def my_input(self):</text:span><text:line-break/><text:span text:style-name="T217"><text:s text:c="8"/>key = int(input("0 - generate random matrix, 1 - use file's matrix\n"))</text:span><text:line-break/><text:span text:style-name="T218"><text:s text:c="8"/>if key == 0:</text:span><text:line-break/><text:span text:style-name="T219"><text:s text:c="12"/>n = int(input("how many vertexes: "))</text:span><text:line-break/><text:span text:style-name="T220"><text:s text:c="12"/>limit = int(input("What is the limit for edge's weight: "))</text:span><text:line-break/><text:span text:style-name="T221"><text:s text:c="12"/>init_matrix(n, limit)</text:span><text:line-break/><text:span text:style-name="T222"><text:s text:c="8"/>self.start = int(input("Start vertex: "))</text:span><text:line-break/><text:span text:style-name="T223"><text:s text:c="8"/>f = open('mtrx.txt')</text:span><text:line-break/><text:span text:style-name="T224"><text:s text:c="8"/>for line in f:</text:span><text:line-break/><text:span text:style-name="T225"><text:s text:c="12"/>tmp = list(map(int, line.split()))</text:span><text:line-break/><text:span text:style-name="T226"><text:s text:c="12"/>self.matrix.append(tmp)</text:span><text:line-break/><text:span text:style-name="T227"><text:s text:c="8"/>self.length = len(self.matrix)</text:span><text:line-break/><text:span text:style-name="T228"><text:s text:c="8"/>if self.length &gt; 0:</text:span><text:line-break/><text:span text:style-name="T229"><text:s text:c="12"/>print("\nmatrix:")</text:span><text:line-break/><text:span text:style-name="T230"><text:s text:c="12"/>for i in range(self.length):</text:span><text:line-break/><text:span text:style-name="T231"><text:s text:c="16"/>print(*self.matrix[i])</text:span><text:line-break/><text:line-break/><text:span text:style-name="T232"><text:s text:c="4"/>def mod(self, viewed, tmp_ver, path_weight):</text:span><text:line-break/><text:span text:style-name="T233"><text:s text:c="8"/>viewed = copy.deepcopy(viewed)</text:span><text:line-break/><text:span text:style-name="T234"><text:s text:c="8"/>viewed.insert(0, self.start)</text:span><text:line-break/><text:span text:style-name="T235"><text:s text:c="8"/>edge = self.matrix[viewed[-1]][tmp_ver]</text:span><text:line-break/><text:span text:style-name="T236"><text:s text:c="8"/>viewed.append(tmp_ver)</text:span><text:line-break/><text:line-break/><text:span text:style-name="T237"><text:s text:c="8"/>while len(viewed) &lt; self.length:</text:span><text:line-break/><text:span text:style-name="T238"><text:s text:c="12"/>min_weight = float('inf')</text:span><text:line-break/><text:span text:style-name="T239"><text:s text:c="12"/>for ver in viewed:</text:span><text:line-break/><text:span text:style-name="T240"><text:s text:c="16"/>for i in range(self.length):</text:span><text:line-break/><text:span text:style-name="T241"><text:s text:c="20"/>if i not in viewed and self.matrix[ver][i] != 0 and self.matrix[ver][i] &lt; min_weight:</text:span><text:line-break/><text:span text:style-name="T242"><text:s text:c="24"/>tmp_ver = i</text:span><text:line-break/><text:span text:style-name="T243"><text:s text:c="24"/>min_weight = self.matrix[ver][i]</text:span><text:line-break/><text:line-break/><text:span text:style-name="T244"><text:s text:c="12"/>edge += min_weight</text:span><text:line-break/><text:span text:style-name="T245"><text:s text:c="12"/>viewed.append(tmp_ver)</text:span><text:line-break/><text:line-break/><text:span text:style-name="T246"><text:s text:c="8"/>path_weight += edge</text:span><text:line-break/><text:span text:style-name="T247"><text:s text:c="8"/>return path_weight</text:span><text:line-break/><text:line-break/><text:span text:style-name="T248"><text:s text:c="4"/>def lightest(self, viewed, tmp_ver, path_weight):</text:span><text:line-break/><text:span text:style-name="T249"><text:s text:c="8"/>viewed = copy.deepcopy(viewed)</text:span><text:line-break/><text:span text:style-name="T250"><text:s text:c="8"/>viewed.insert(0, self.start)</text:span><text:line-break/><text:span text:style-name="T251"><text:s text:c="8"/>edge = self.matrix[viewed[-1]][tmp_ver]</text:span><text:line-break/><text:span text:style-name="T252"><text:s text:c="8"/>bound = edge</text:span><text:line-break/><text:span text:style-name="T253"><text:s text:c="8"/>viewed.append(tmp_ver)</text:span><text:line-break/><text:span text:style-name="T254"><text:s text:c="8"/>min_s, min_f = float('inf'), float('inf')</text:span><text:line-break/><text:span text:style-name="T255"><text:s text:c="8"/>for i in range(self.length):</text:span><text:line-break/><text:span text:style-name="T256"><text:s text:c="12"/>if (self.matrix[viewed[0]][i] &gt; 0) and (min_s &gt; self.matrix[viewed[0]][i]):</text:span><text:line-break/><text:span text:style-name="T257"><text:s text:c="16"/>min_s = self.matrix[viewed[0]][i]</text:span><text:line-break/><text:span text:style-name="T258"><text:s text:c="12"/>if (self.matrix[viewed[-1]][i] &gt; 0) and (min_f &gt; self.matrix[viewed[-1]][i]):</text:span><text:line-break/><text:span text:style-name="T259"><text:s text:c="16"/>min_f = self.matrix[viewed[-1]][i]</text:span><text:line-break/><text:line-break/><text:span text:style-name="T260"><text:s text:c="12"/>if i not in viewed:</text:span><text:line-break/><text:span text:style-name="T261"><text:s text:c="16"/>min_weight1, min_weight2 = float('inf'), float('inf')</text:span><text:line-break/><text:span text:style-name="T262"><text:s text:c="16"/>for j in range(self.length):</text:span><text:line-break/><text:span text:style-name="T263"><text:s text:c="20"/>if min_weight1 &gt; self.matrix[i][j] &gt; 0:</text:span><text:line-break/><text:span text:style-name="T264"><text:s text:c="24"/>min_weight1 = self.matrix[i][j]</text:span><text:line-break/><text:span text:style-name="T265"><text:s text:c="20"/>if min_weight1 &lt; min_weight2:</text:span><text:line-break/><text:span text:style-name="T266"><text:s text:c="24"/>tmp = min_weight1</text:span><text:line-break/><text:span text:style-name="T267"><text:s text:c="24"/>min_weight1 = min_weight2</text:span><text:line-break/><text:span text:style-name="T268"><text:s text:c="24"/>min_weight2 = tmp</text:span><text:line-break/><text:span text:style-name="T269"><text:s text:c="16"/>bound += min_weight1 + min_weight2</text:span><text:line-break/><text:span text:style-name="T270"><text:s text:c="8"/>bound += min_s + min_f</text:span><text:line-break/><text:span text:style-name="T271"><text:s text:c="8"/>bound /= 2</text:span><text:line-break/><text:span text:style-name="T272"><text:s text:c="8"/>bound += path_weight</text:span><text:line-break/><text:span text:style-name="T273"><text:s text:c="8"/>return bound</text:span><text:line-break/><text:line-break/><text:span text:style-name="T274"><text:s text:c="4"/>def chain_search(self, tmp_ver, viewed1, chain1, chain_weight, edge_weight):</text:span><text:line-break/><text:span text:style-name="T275"><text:s text:c="8"/>if tmp_ver == self.start and 1 &lt; len(chain1) &lt; self.length:</text:span><text:line-break/><text:span text:style-name="T276"><text:s text:c="12"/>return</text:span><text:line-break/><text:line-break/><text:span text:style-name="T277"><text:s text:c="8"/>viewed = copy.deepcopy(viewed1)</text:span><text:line-break/><text:span text:style-name="T278"><text:s text:c="8"/>chain = copy.deepcopy(chain1)</text:span><text:line-break/><text:span text:style-name="T279"><text:s text:c="8"/>if tmp_ver != self.start:</text:span><text:line-break/><text:span text:style-name="T280"><text:s text:c="12"/>viewed.append(tmp_ver)</text:span><text:line-break/><text:span text:style-name="T281"><text:s text:c="12"/>chain.append(tmp_ver)</text:span><text:line-break/><text:span text:style-name="T282"><text:s text:c="12"/>chain_weight += edge_weight</text:span><text:line-break/><text:line-break/><text:span text:style-name="T283"><text:s text:c="8"/>if chain_weight &gt;= self.weight:</text:span><text:line-break/><text:span text:style-name="T284"><text:s text:c="12"/>return</text:span><text:line-break/><text:line-break/><text:span text:style-name="T285"><text:s text:c="8"/>if tmp_ver == self.start and len(chain) == self.length and chain_weight &lt; self.weight:</text:span><text:line-break/><text:span text:style-name="T286"><text:s text:c="12"/>self.ok = 1</text:span><text:line-break/><text:span text:style-name="T287"><text:s text:c="12"/>chain.append(self.start)</text:span><text:line-break/><text:span text:style-name="T288"><text:s text:c="12"/>self.chain = chain</text:span><text:line-break/><text:span text:style-name="T289"><text:s text:c="12"/>self.weight = chain_weight + edge_weight</text:span><text:line-break/><text:span text:style-name="T290"><text:s text:c="12"/>return</text:span><text:line-break/><text:line-break/><text:span text:style-name="T291"><text:s text:c="8"/>while True:</text:span><text:line-break/><text:span text:style-name="T292"><text:s text:c="12"/>closest = []</text:span><text:line-break/><text:span text:style-name="T293"><text:s text:c="12"/>for i in range(self.length):</text:span><text:line-break/><text:span text:style-name="T294"><text:s text:c="16"/>if self.matrix[tmp_ver][i] &gt; 0:</text:span><text:line-break/><text:span text:style-name="T295"><text:s text:c="20"/>closest.append(i)</text:span><text:line-break/><text:span text:style-name="T296"><text:s text:c="12"/>for ver in closest:</text:span><text:line-break/><text:span text:style-name="T297"><text:s text:c="16"/>if ver not in viewed:</text:span><text:line-break/><text:span text:style-name="T298"><text:s text:c="20"/>if self.ok == 0 or (self.mod(viewed, ver, chain_weight) &lt; self.weight</text:span><text:line-break/><text:span text:style-name="T299"><text:s text:c="40"/>and self.lightest(viewed, ver, chain_weight) &lt; self.weight):</text:span><text:line-break/><text:span text:style-name="T300"><text:s text:c="24"/>self.chain_search(ver, viewed, chain, chain_weight, self.matrix[tmp_ver][ver])</text:span><text:line-break/><text:span text:style-name="T301"><text:s text:c="12"/>return</text:span><text:line-break/><text:line-break/><text:span text:style-name="T302"><text:s text:c="4"/>def my_print(self):</text:span><text:line-break/><text:span text:style-name="T303"><text:s text:c="8"/>if self.ok == 1:</text:span><text:line-break/><text:span text:style-name="T304"><text:s text:c="12"/>print("Chain: ", self.chain, "\nCost: ", self.weight)</text:span><text:line-break/><text:span text:style-name="T305"><text:s text:c="8"/>else:</text:span><text:line-break/><text:span text:style-name="T306"><text:s text:c="12"/>print("There's no the Hamilton's path in the matrix.")</text:span><text:line-break/><text:line-break/><text:line-break/><text:span text:style-name="T307">if __name__ == '__main__':</text:span><text:line-break/><text:span text:style-name="T308"><text:s text:c="4"/>graph = Graph()</text:span><text:line-break/><text:span text:style-name="T309"><text:s text:c="4"/>graph.my_input()</text:span><text:line-break/><text:span text:style-name="T310"><text:s text:c="4"/>graph.chain_search(graph.start, [], [graph.start], 0, 0)</text:span><text:line-break/><text:span text:style-name="T311"><text:s text:c="4"/>graph.my_print()</text:span><text:line-break/></text:p>
      <text:p text:style-name="P312"><text:span text:style-name="T313">Название файла: PIAA_TESTS.py</text:span></text:p>
      <text:p text:style-name="P314"><text:span text:style-name="T315">import unittest</text:span><text:line-break/><text:span text:style-name="T316">from PIAA_AVBG import Graph as AVBG</text:span><text:line-break/><text:span text:style-name="T317">from PIAA_MVIG import Graph as MVIG</text:span><text:line-break/><text:line-break/><text:line-break/><text:span text:style-name="T318">class TestMethods(unittest.TestCase):</text:span><text:line-break/><text:span text:style-name="T319"><text:s text:c="4"/>def test_1(self):</text:span><text:line-break/><text:span text:style-name="T320"><text:s text:c="8"/>graph = AVBG()</text:span><text:line-break/><text:span text:style-name="T321"><text:s text:c="8"/>graph.matrix = []</text:span><text:line-break/><text:span text:style-name="T322"><text:s text:c="8"/>graph.length = 0</text:span><text:line-break/><text:span text:style-name="T323"><text:s text:c="8"/>graph.start = 0</text:span><text:line-break/><text:span text:style-name="T324"><text:s text:c="8"/>graph.chain_search([graph.start, graph.start], (0, 0, 0))</text:span><text:line-break/><text:span text:style-name="T325"><text:s text:c="8"/>self.assertEqual(graph.weight, 0)</text:span><text:line-break/><text:line-break/><text:span text:style-name="T326"><text:s text:c="4"/>def test_2(self):</text:span><text:line-break/><text:span text:style-name="T327"><text:s text:c="8"/>graph = AVBG()</text:span><text:line-break/><text:span text:style-name="T328"><text:s text:c="8"/>graph.matrix = [[0, 1, 2, 2], [0, 0, 1, 2], [0, 1, 0, 1], [1, 1, 0, 0]]</text:span><text:line-break/><text:span text:style-name="T329"><text:s text:c="8"/>graph.start = 2</text:span><text:line-break/><text:span text:style-name="T330"><text:s text:c="8"/>graph.length = 4</text:span><text:line-break/><text:span text:style-name="T331"><text:s text:c="8"/>graph.chain_search([graph.start, graph.start], (0, 0, 0))</text:span><text:line-break/><text:span text:style-name="T332"><text:s text:c="8"/>self.assertEqual((graph.chain, graph.weight), ([2, 3, 0, 1, 2], 4))</text:span><text:line-break/><text:line-break/><text:span text:style-name="T333"><text:s text:c="4"/>def test_3(self):</text:span><text:line-break/><text:span text:style-name="T334"><text:s text:c="8"/>graph = AVBG()</text:span><text:line-break/><text:span text:style-name="T335"><text:s text:c="8"/>graph.matrix = [[0, 0, 5, 1, 0], [0, 0, 2, 0, 3], [5, 2, 0, 2, 2], [1, 0, 2, 0, 4], [0, 3, 2, 4, 0]]</text:span><text:line-break/><text:span text:style-name="T336"><text:s text:c="8"/>graph.start = 2</text:span><text:line-break/><text:span text:style-name="T337"><text:s text:c="8"/>graph.length = 5</text:span><text:line-break/><text:span text:style-name="T338"><text:s text:c="8"/>graph.chain_search([graph.start, graph.start], (0, 0, 0))</text:span><text:line-break/><text:span text:style-name="T339"><text:s text:c="8"/>self.assertEqual((graph.chain, graph.weight), ([2, 0, 3, 4, 1, 2], 15))</text:span><text:line-break/><text:line-break/><text:span text:style-name="T340"><text:s text:c="4"/>def test_4(self):</text:span><text:line-break/><text:span text:style-name="T341"><text:s text:c="8"/>graph = MVIG()</text:span><text:line-break/><text:span text:style-name="T342"><text:s text:c="8"/>graph.matrix = []</text:span><text:line-break/><text:span text:style-name="T343"><text:s text:c="8"/>graph.length = 0</text:span><text:line-break/><text:span text:style-name="T344"><text:s text:c="8"/>graph.start = 0</text:span><text:line-break/><text:span text:style-name="T345"><text:s text:c="8"/>graph.chain_search(graph.start, [], [graph.start], 0, 0)</text:span><text:line-break/><text:span text:style-name="T346"><text:s text:c="8"/>self.assertEqual((graph.chain, graph.weight), ([], float('inf')))</text:span><text:line-break/><text:line-break/><text:span text:style-name="T347"><text:s text:c="4"/>def test_5(self):</text:span><text:line-break/><text:span text:style-name="T348"><text:s text:c="8"/>graph = MVIG()</text:span><text:line-break/><text:span text:style-name="T349"><text:s text:c="8"/>graph.matrix = [[0, 3, 2, 9], [3, 0, 5, 5], [2, 5, 0, 2], [9, 5, 2, 0]]</text:span><text:line-break/><text:span text:style-name="T350"><text:s text:c="8"/>graph.length = 4</text:span><text:line-break/><text:span text:style-name="T351"><text:s text:c="8"/>graph.start = 3</text:span><text:line-break/><text:span text:style-name="T352"><text:s text:c="8"/>graph.chain_search(graph.start, [], [graph.start], 0, 0)</text:span><text:line-break/><text:span text:style-name="T353"><text:s text:c="8"/>self.assertEqual((graph.chain, graph.weight), ([3, 1, 0, 2, 3], 12))</text:span><text:line-break/><text:line-break/><text:span text:style-name="T354"><text:s text:c="4"/>def test_6(self):</text:span><text:line-break/><text:span text:style-name="T355"><text:s text:c="8"/>graph = MVIG()</text:span><text:line-break/><text:span text:style-name="T356"><text:s text:c="8"/>graph.matrix = [[0, 1, 0, 1], [1, 0, 1, 0], [0, 1, 0, 1], [1, 0, 1, 0]]</text:span><text:line-break/><text:span text:style-name="T357"><text:s text:c="8"/>graph.length = 4</text:span><text:line-break/><text:span text:style-name="T358"><text:s text:c="8"/>graph.start = 0</text:span><text:line-break/><text:span text:style-name="T359"><text:s text:c="8"/>graph.chain_search(graph.start, [], [graph.start], 0, 0)</text:span><text:line-break/><text:span text:style-name="T360"><text:s text:c="8"/>self.assertEqual((graph.chain, graph.weight), ([0, 1, 2, 3, 0], 4))</text:span><text:line-break/><text:line-break/><text:line-break/><text:span text:style-name="T361">if __name__ == "__main__":</text:span><text:line-break/><text:span text:style-name="T362"><text:s text:c="4"/>unittest.main()</text:span><text:line-break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Liberation Serif" style:font-name-asian="N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text-align="center" fo:margin-top="0in" fo:margin-bottom="0in" fo:text-indent="0in"/>
      <style:text-properties style:font-name="Times New Roman" style:font-name-asian="Times New Roman" style:font-name-complex="Times New Roman" fo:font-weight="bold" style:font-weight-asian="bold" style:font-weight-complex="bold" fo:text-transform="uppercase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text-align="justify" fo:line-height="150%" fo:text-indent="0.4923in"/>
      <style:text-properties style:font-name="Times New Roman" style:font-name-asian="Times New Roman" style:font-name-complex="Times New Roman" fo:font-size="14pt" style:font-size-asian="14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style:font-size-complex="14pt" fo:hyphenate="false"/>
    </style:style>
    <style:style style:name="Textbody" style:display-name="Text body" style:family="paragraph" style:parent-style-name="Standard">
      <style:text-properties fo:hyphenate="false"/>
    </style:style>
    <style:style style:name="Список" style:display-name="Список" style:family="paragraph" style:parent-style-name="Textbody">
      <style:text-properties style:font-name-complex="Mangal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DocumentMap" style:display-name="DocumentMap" style:family="paragraph">
      <style:paragraph-properties style:vertical-align="auto"/>
      <style:text-properties style:font-name="Calibri" style:font-name-asian="Calibri" style:font-name-complex="Calibri" fo:font-size="10pt" style:font-size-asian="10pt" style:font-size-complex="10pt" style:language-asian="ru" style:country-asian="RU" style:language-complex="ar" style:country-complex="SA" fo:hyphenate="false"/>
    </style:style>
    <style:style style:name="Times14_РИО2" style:display-name="Times14_РИО2" style:family="paragraph" style:parent-style-name="Standard">
      <style:paragraph-properties style:vertical-align="auto" fo:line-height="130%">
        <style:tab-stops>
          <style:tab-stop style:type="left" style:position="0.4923in"/>
        </style:tab-stops>
      </style:paragraph-properties>
      <style:text-properties style:language-asian="ru" style:country-asian="RU" style:language-complex="ar" style:country-complex="S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Листинг" style:display-name="Листинг" style:family="paragraph" style:parent-style-name="Standard">
      <style:paragraph-properties fo:line-height="100%"/>
      <style:text-properties style:font-name="Courier New" style:font-name-asian="Courier New" style:font-name-complex="Courier New" fo:font-size="11pt" style:font-size-asian="11pt" fo:hyphenate="false"/>
    </style:style>
    <style:style style:name="Сеткатаблицы1" style:display-name="Сетка таблицы1" style:family="paragraph" style:parent-style-name="DocumentMap">
      <style:text-properties style:language-asian="en" style:country-asian="US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able" style:display-name="Table" style:family="paragraph" style:parent-style-name="Названиеобъекта">
      <style:paragraph-properties fo:text-align="start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Drawing" style:display-name="Drawing" style:family="paragraph" style:parent-style-name="Названиеобъекта">
      <style:paragraph-properties fo:text-align="center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imes14_РИО2Знак" style:display-name="Times14_РИО2 Знак" style:family="text">
      <style:text-properties style:font-name="Times New Roman" style:font-name-asian="Times New Roman" style:font-name-complex="Times New Roman" fo:font-size="12pt" style:font-size-asian="12pt"/>
    </style:style>
    <style:style style:name="Названиекниги" style:display-name="Название книги" style:family="text">
      <style:text-properties fo:font-weight="bold" style:font-weight-asian="bold" fo:font-variant="small-caps" fo:letter-spacing="0.0034in"/>
    </style:style>
    <style:style style:name="ТекстРазделовЗнак" style:display-name="ТекстРазделов Знак" style:family="text">
      <style:text-properties style:font-name="Times New Roman" style:font-name-asian="Times New Roman" style:font-name-complex="Times New Roman" fo:font-size="14pt" style:font-size-asian="14pt"/>
    </style:style>
    <style:style style:name="ListLabel1" style:display-name="ListLabel 1" style:family="text">
      <style:text-properties style:font-name="Times New Roman" style:font-name-asian="Times New Roman" style:font-name-complex="Times New Roman" fo:font-size="12pt" style:font-size-asian="12pt"/>
    </style:style>
    <style:style style:name="ListLabel2" style:display-name="ListLabel 2" style:family="text">
      <style:text-properties style:font-name-complex="Times New Roman"/>
    </style:style>
    <style:style style:name="ListLabel3" style:display-name="ListLabel 3" style:family="text">
      <style:text-properties style:font-name-complex="Times New Roman"/>
    </style:style>
    <style:style style:name="ListLabel4" style:display-name="ListLabel 4" style:family="text">
      <style:text-properties style:font-name-complex="Times New Roman"/>
    </style:style>
    <style:style style:name="ListLabel5" style:display-name="ListLabel 5" style:family="text">
      <style:text-properties style:font-name-complex="Times New Roman"/>
    </style:style>
    <style:style style:name="ListLabel6" style:display-name="ListLabel 6" style:family="text">
      <style:text-properties style:font-name-complex="Times New Roman"/>
    </style:style>
    <style:style style:name="ListLabel7" style:display-name="ListLabel 7" style:family="text">
      <style:text-properties style:font-name-complex="Times New Roman"/>
    </style:style>
    <style:style style:name="ListLabel8" style:display-name="ListLabel 8" style:family="text">
      <style:text-properties style:font-name-complex="Times New Roman"/>
    </style:style>
    <style:style style:name="ListLabel9" style:display-name="ListLabel 9" style:family="text">
      <style:text-properties style:font-name-complex="Times New Roman"/>
    </style:style>
    <style:style style:name="NumberingSymbols" style:display-name="Numbering Symbols" style:family="text"/>
    <style:style style:name="ОбычныйИнтернет" style:display-name="Обычный (Интернет)" style:family="paragraph" style:parent-style-name="Обычный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 fo:hyphenate="true"/>
    </style:style>
    <style:style style:name="СтандартныйHTML" style:display-name="Стандартный HTML" style:family="paragraph" style:parent-style-name="Обычный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/>
    </style:style>
    <style:style style:name="КодHTML" style:display-name="Код HTML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/>
    </style:style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/>
    </style:style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style:font-size-complex="10.5pt" fo:hyphenate="false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size-complex="10.5pt"/>
    </style:style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style:style style:name="Просмотреннаягиперссылка" style:display-name="Просмотренная гиперссылка" style:family="text" style:parent-style-name="Основнойшрифтабзаца">
      <style:text-properties fo:color="#954F72" style:text-underline-type="single" style:text-underline-style="solid" style:text-underline-width="auto" style:text-underline-mode="continuous"/>
    </style:style>
    <style:style style:name="katex-mathml" style:display-name="katex-mathml" style:family="text" style:parent-style-name="Основнойшрифтабзаца"/>
    <style:style style:name="mord" style:display-name="mord" style:family="text" style:parent-style-name="Основнойшрифтабзаца"/>
    <style:style style:name="mbin" style:display-name="mbin" style:family="text" style:parent-style-name="Основнойшрифтабзаца"/>
    <style:style style:name="mrel" style:display-name="mrel" style:family="text" style:parent-style-name="Основнойшрифтабзаца"/>
    <style:style style:name="mpunct" style:display-name="mpunct" style:family="text" style:parent-style-name="Основнойшрифтабзаца"/>
    <style:style style:name="WW_CharLFO9LVL1" style:family="text">
      <style:text-properties style:font-name="Times New Roman" style:font-name-complex="Times New Roman" fo:font-size="12pt" style:font-size-asian="12pt"/>
    </style:style>
    <style:style style:name="WW_CharLFO9LVL2" style:family="text">
      <style:text-properties style:font-name-complex="Times New Roman"/>
    </style:style>
    <style:style style:name="WW_CharLFO9LVL3" style:family="text">
      <style:text-properties style:font-name-complex="Times New Roman"/>
    </style:style>
    <style:style style:name="WW_CharLFO9LVL4" style:family="text">
      <style:text-properties style:font-name-complex="Times New Roman"/>
    </style:style>
    <style:style style:name="WW_CharLFO9LVL5" style:family="text">
      <style:text-properties style:font-name-complex="Times New Roman"/>
    </style:style>
    <style:style style:name="WW_CharLFO9LVL6" style:family="text">
      <style:text-properties style:font-name-complex="Times New Roman"/>
    </style:style>
    <style:style style:name="WW_CharLFO9LVL7" style:family="text">
      <style:text-properties style:font-name-complex="Times New Roman"/>
    </style:style>
    <style:style style:name="WW_CharLFO9LVL8" style:family="text">
      <style:text-properties style:font-name-complex="Times New Roman"/>
    </style:style>
    <style:style style:name="WW_CharLFO9LVL9" style:family="text">
      <style:text-properties style:font-name-complex="Times New Roman"/>
    </style:style>
    <text:list-style style:name="WWNum1" style:display-name="WWNum1">
      <text:list-level-style-number text:level="1" text:style-name="WW_CharLFO9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9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9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9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9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9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9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9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9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Абзацсписка" style:display-name="Абзац списка" style:family="paragraph" style:parent-style-name="Обычный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alibri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alibri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style:style style:name="WW_CharLFO10LVL1" style:family="text">
      <style:text-properties fo:font-weight="normal" style:font-weight-asian="normal" fo:font-style="normal" style:font-style-asian="normal" fo:font-size="14pt" style:font-size-asian="14pt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alibri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alibri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text:style-name="WW_CharLFO10LVL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bullet text:level="2" text:style-name="WW_CharLFO10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text-align="end"/>
    </style:style>
    <style:style style:name="P3" style:parent-style-name="Нижнийколонтитул" style:family="paragraph">
      <style:paragraph-properties fo:text-align="end"/>
      <style:text-properties fo:language="en" fo:country="US"/>
    </style:style>
  </office:automatic-styles>
  <office:master-styles>
    <style:master-page style:name="MPF0" style:page-layout-name="PL0">
      <style:footer>
        <text:p text:style-name="P2"><text:page-number text:fixed="false">6</text:page-number></text:p>
      </style:footer>
      <style:footer-first>
        <text:p text:style-name="P3"><text:s/></text:p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LNU FNU</dc:creator>
    <meta:creation-date>2023-05-05T19:50:00Z</meta:creation-date>
    <dc:date>2023-05-05T19:50:00Z</dc:date>
    <meta:template xlink:href="Normal.dotm" xlink:type="simple"/>
    <meta:editing-cycles>83</meta:editing-cycles>
    <meta:editing-duration>PT0S</meta:editing-duration>
    <meta:document-statistic meta:page-count="1" meta:paragraph-count="26" meta:word-count="2017" meta:character-count="13492" meta:row-count="95" meta:non-whitespace-character-count="11501"/>
  </office:meta>
</office:document-meta>
</file>